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1.922in"/>
    </style:style>
    <style:style style:name="co3" style:family="table-column">
      <style:table-column-properties fo:break-before="auto" style:column-width="7.2799in"/>
    </style:style>
    <style:style style:name="co4" style:family="table-column">
      <style:table-column-properties fo:break-before="auto" style:column-width="8.4736in"/>
    </style:style>
    <style:style style:name="co5" style:family="table-column">
      <style:table-column-properties fo:break-before="auto" style:column-width="13.866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0472in"/>
    </style:style>
    <style:style style:name="co8" style:family="table-column">
      <style:table-column-properties fo:break-before="auto" style:column-width="6.561in"/>
    </style:style>
    <style:style style:name="co9" style:family="table-column">
      <style:table-column-properties fo:break-before="auto" style:column-width="11.068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Alan Fay</text:p>
          </table:table-cell>
          <table:table-cell office:value-type="string">
            <text:p>emptyset</text:p>
          </table:table-cell>
          <table:table-cell office:value-type="string">
            <text:p><text:a xlink:href="mailto:emptyset@gmail.com">emptyset@gmail.com</text:a></text:p>
          </table:table-cell>
          <table:table-cell table:formula="of:=  CONCATENATE(&quot;INSERT INTO person (name, email, number) VALUES ('&quot;; [.A1];&quot;', '&quot;; [.C1]; &quot;', null);&quot;)" office:value-type="string" office:string-value="INSERT INTO person (name, email, number) VALUES ('Alan Fay', 'emptyset@gmail.com', null);">
            <text:p>INSERT INTO person (name, email, number) VALUES ('Alan Fay', 'emptyset@gmail.com', null);</text:p>
          </table:table-cell>
          <table:table-cell table:formula="of:=CONCATENATE(&quot;INSERT INTO user (login, pid) VALUES ('&quot;;[.B1];&quot;', (SELECT pid FROM person WHERE email='&quot;;[.C1];&quot;'));&quot;)" office:value-type="string" office:string-value="INSERT INTO user (login, pid) VALUES ('emptyset', (SELECT pid FROM person WHERE email='emptyset@gmail.com'));">
            <text:p>INSERT INTO user (login, pid) VALUES ('emptyset', (SELECT pid FROM person WHERE email='emptyset@gmail.com'));</text:p>
          </table:table-cell>
          <table:table-cell table:formula="of:= CONCATENATE(&quot;INSERT INTO user_class (uid, cid) VALUES ((SELECT uid FROM user JOIN person ON user.pid = person.pid WHERE person.email='&quot;; [.C1]; &quot;'), (SELECT cid FROM class WHERE name='members'));&quot;)" office:value-type="string" office:string-value="INSERT INTO user_class (uid, cid) VALUES ((SELECT uid FROM user JOIN person ON user.pid = person.pid WHERE person.email='emptyset@gmail.com'), (SELECT cid FROM class WHERE name='members'));">
            <text:p>INSERT INTO user_class (uid, cid) VALUES ((SELECT uid FROM user JOIN person ON user.pid = person.pid WHERE person.email='emptyset@gmail.com'), (SELECT cid FROM class WHERE name='members'));</text:p>
          </table:table-cell>
        </table:table-row>
        <table:table-row table:style-name="ro1">
          <table:table-cell office:value-type="string">
            <text:p>Ben Bradley</text:p>
          </table:table-cell>
          <table:table-cell office:value-type="string">
            <text:p>ben.bradley</text:p>
          </table:table-cell>
          <table:table-cell office:value-type="string">
            <text:p>ben_n_bradley@etcmail.com</text:p>
          </table:table-cell>
          <table:table-cell table:formula="of:=  CONCATENATE(&quot;INSERT INTO person (name, email, number) VALUES ('&quot;; [.A2];&quot;', '&quot;; [.C2]; &quot;', null);&quot;)" office:value-type="string" office:string-value="INSERT INTO person (name, email, number) VALUES ('Ben Bradley', 'ben_n_bradley@etcmail.com', null);">
            <text:p>INSERT INTO person (name, email, number) VALUES ('Ben Bradley', 'ben_n_bradley@etcmail.com', null);</text:p>
          </table:table-cell>
          <table:table-cell table:formula="of:=CONCATENATE(&quot;INSERT INTO user (login, pid) VALUES ('&quot;;[.B2];&quot;', (SELECT pid FROM person WHERE email='&quot;;[.C2];&quot;'));&quot;)" office:value-type="string" office:string-value="INSERT INTO user (login, pid) VALUES ('ben.bradley', (SELECT pid FROM person WHERE email='ben_n_bradley@etcmail.com'));">
            <text:p>INSERT INTO user (login, pid) VALUES ('ben.bradley', (SELECT pid FROM person WHERE email='ben_n_bradley@etcmail.com'));</text:p>
          </table:table-cell>
          <table:table-cell table:formula="of:= CONCATENATE(&quot;INSERT INTO user_class (uid, cid) VALUES ((SELECT uid FROM user JOIN person ON user.pid = person.pid WHERE person.email='&quot;; [.C2]; &quot;'), (SELECT cid FROM class WHERE name='members'));&quot;)" office:value-type="string" office:string-value="INSERT INTO user_class (uid, cid) VALUES ((SELECT uid FROM user JOIN person ON user.pid = person.pid WHERE person.email='ben_n_bradley@etcmail.com'), (SELECT cid FROM class WHERE name='members'));">
            <text:p>INSERT INTO user_class (uid, cid) VALUES ((SELECT uid FROM user JOIN person ON user.pid = person.pid WHERE person.email='ben_n_bradley@etcmail.com'), (SELECT cid FROM class WHERE name='members'));</text:p>
          </table:table-cell>
        </table:table-row>
        <table:table-row table:style-name="ro1">
          <table:table-cell office:value-type="string">
            <text:p>Brent Cerrato</text:p>
          </table:table-cell>
          <table:table-cell office:value-type="string">
            <text:p>brent.cerrato</text:p>
          </table:table-cell>
          <table:table-cell office:value-type="string">
            <text:p>methuse@gmail.com</text:p>
          </table:table-cell>
          <table:table-cell table:formula="of:=  CONCATENATE(&quot;INSERT INTO person (name, email, number) VALUES ('&quot;; [.A3];&quot;', '&quot;; [.C3]; &quot;', null);&quot;)" office:value-type="string" office:string-value="INSERT INTO person (name, email, number) VALUES ('Brent Cerrato', 'methuse@gmail.com', null);">
            <text:p>INSERT INTO person (name, email, number) VALUES ('Brent Cerrato', 'methuse@gmail.com', null);</text:p>
          </table:table-cell>
          <table:table-cell table:formula="of:=CONCATENATE(&quot;INSERT INTO user (login, pid) VALUES ('&quot;;[.B3];&quot;', (SELECT pid FROM person WHERE email='&quot;;[.C3];&quot;'));&quot;)" office:value-type="string" office:string-value="INSERT INTO user (login, pid) VALUES ('brent.cerrato', (SELECT pid FROM person WHERE email='methuse@gmail.com'));">
            <text:p>INSERT INTO user (login, pid) VALUES ('brent.cerrato', (SELECT pid FROM person WHERE email='methuse@gmail.com'));</text:p>
          </table:table-cell>
          <table:table-cell table:formula="of:= CONCATENATE(&quot;INSERT INTO user_class (uid, cid) VALUES ((SELECT uid FROM user JOIN person ON user.pid = person.pid WHERE person.email='&quot;; [.C3]; &quot;'), (SELECT cid FROM class WHERE name='members'));&quot;)" office:value-type="string" office:string-value="INSERT INTO user_class (uid, cid) VALUES ((SELECT uid FROM user JOIN person ON user.pid = person.pid WHERE person.email='methuse@gmail.com'), (SELECT cid FROM class WHERE name='members'));">
            <text:p>INSERT INTO user_class (uid, cid) VALUES ((SELECT uid FROM user JOIN person ON user.pid = person.pid WHERE person.email='methuse@gmail.com'), (SELECT cid FROM class WHERE name='members'));</text:p>
          </table:table-cell>
        </table:table-row>
        <table:table-row table:style-name="ro1">
          <table:table-cell office:value-type="string">
            <text:p>Brian Cribbs</text:p>
          </table:table-cell>
          <table:table-cell office:value-type="string">
            <text:p>cribbsb</text:p>
          </table:table-cell>
          <table:table-cell office:value-type="string">
            <text:p>quadmasta@hotmail.com</text:p>
          </table:table-cell>
          <table:table-cell table:formula="of:=  CONCATENATE(&quot;INSERT INTO person (name, email, number) VALUES ('&quot;; [.A4];&quot;', '&quot;; [.C4]; &quot;', null);&quot;)" office:value-type="string" office:string-value="INSERT INTO person (name, email, number) VALUES ('Brian Cribbs', 'quadmasta@hotmail.com', null);">
            <text:p>INSERT INTO person (name, email, number) VALUES ('Brian Cribbs', 'quadmasta@hotmail.com', null);</text:p>
          </table:table-cell>
          <table:table-cell table:formula="of:=CONCATENATE(&quot;INSERT INTO user (login, pid) VALUES ('&quot;;[.B4];&quot;', (SELECT pid FROM person WHERE email='&quot;;[.C4];&quot;'));&quot;)" office:value-type="string" office:string-value="INSERT INTO user (login, pid) VALUES ('cribbsb', (SELECT pid FROM person WHERE email='quadmasta@hotmail.com'));">
            <text:p>INSERT INTO user (login, pid) VALUES ('cribbsb', (SELECT pid FROM person WHERE email='quadmasta@hotmail.com'));</text:p>
          </table:table-cell>
          <table:table-cell table:formula="of:= CONCATENATE(&quot;INSERT INTO user_class (uid, cid) VALUES ((SELECT uid FROM user JOIN person ON user.pid = person.pid WHERE person.email='&quot;; [.C4]; &quot;'), (SELECT cid FROM class WHERE name='members'));&quot;)" office:value-type="string" office:string-value="INSERT INTO user_class (uid, cid) VALUES ((SELECT uid FROM user JOIN person ON user.pid = person.pid WHERE person.email='quadmasta@hotmail.com'), (SELECT cid FROM class WHERE name='members'));">
            <text:p>INSERT INTO user_class (uid, cid) VALUES ((SELECT uid FROM user JOIN person ON user.pid = person.pid WHERE person.email='quadmasta@hotmail.com'), (SELECT cid FROM class WHERE name='members'));</text:p>
          </table:table-cell>
        </table:table-row>
        <table:table-row table:style-name="ro1">
          <table:table-cell office:value-type="string">
            <text:p>Buddy Smith</text:p>
          </table:table-cell>
          <table:table-cell office:value-type="string">
            <text:p>nullset</text:p>
          </table:table-cell>
          <table:table-cell office:value-type="string">
            <text:p>nullset@gmail.com</text:p>
          </table:table-cell>
          <table:table-cell table:formula="of:=  CONCATENATE(&quot;INSERT INTO person (name, email, number) VALUES ('&quot;; [.A5];&quot;', '&quot;; [.C5]; &quot;', null);&quot;)" office:value-type="string" office:string-value="INSERT INTO person (name, email, number) VALUES ('Buddy Smith', 'nullset@gmail.com', null);">
            <text:p>INSERT INTO person (name, email, number) VALUES ('Buddy Smith', 'nullset@gmail.com', null);</text:p>
          </table:table-cell>
          <table:table-cell table:formula="of:=CONCATENATE(&quot;INSERT INTO user (login, pid) VALUES ('&quot;;[.B5];&quot;', (SELECT pid FROM person WHERE email='&quot;;[.C5];&quot;'));&quot;)" office:value-type="string" office:string-value="INSERT INTO user (login, pid) VALUES ('nullset', (SELECT pid FROM person WHERE email='nullset@gmail.com'));">
            <text:p>INSERT INTO user (login, pid) VALUES ('nullset', (SELECT pid FROM person WHERE email='nullset@gmail.com'));</text:p>
          </table:table-cell>
          <table:table-cell table:formula="of:= CONCATENATE(&quot;INSERT INTO user_class (uid, cid) VALUES ((SELECT uid FROM user JOIN person ON user.pid = person.pid WHERE person.email='&quot;; [.C5]; &quot;'), (SELECT cid FROM class WHERE name='members'));&quot;)" office:value-type="string" office:string-value="INSERT INTO user_class (uid, cid) VALUES ((SELECT uid FROM user JOIN person ON user.pid = person.pid WHERE person.email='nullset@gmail.com'), (SELECT cid FROM class WHERE name='members'));">
            <text:p>INSERT INTO user_class (uid, cid) VALUES ((SELECT uid FROM user JOIN person ON user.pid = person.pid WHERE person.email='nullset@gmail.com'), (SELECT cid FROM class WHERE name='members'));</text:p>
          </table:table-cell>
        </table:table-row>
        <table:table-row table:style-name="ro1">
          <table:table-cell office:value-type="string">
            <text:p>Cam Kilgore</text:p>
          </table:table-cell>
          <table:table-cell office:value-type="string">
            <text:p>thrillgore</text:p>
          </table:table-cell>
          <table:table-cell office:value-type="string">
            <text:p>ghostfreeman@gmail.com</text:p>
          </table:table-cell>
          <table:table-cell table:formula="of:=  CONCATENATE(&quot;INSERT INTO person (name, email, number) VALUES ('&quot;; [.A6];&quot;', '&quot;; [.C6]; &quot;', null);&quot;)" office:value-type="string" office:string-value="INSERT INTO person (name, email, number) VALUES ('Cam Kilgore', 'ghostfreeman@gmail.com', null);">
            <text:p>INSERT INTO person (name, email, number) VALUES ('Cam Kilgore', 'ghostfreeman@gmail.com', null);</text:p>
          </table:table-cell>
          <table:table-cell table:formula="of:=CONCATENATE(&quot;INSERT INTO user (login, pid) VALUES ('&quot;;[.B6];&quot;', (SELECT pid FROM person WHERE email='&quot;;[.C6];&quot;'));&quot;)" office:value-type="string" office:string-value="INSERT INTO user (login, pid) VALUES ('thrillgore', (SELECT pid FROM person WHERE email='ghostfreeman@gmail.com'));">
            <text:p>INSERT INTO user (login, pid) VALUES ('thrillgore', (SELECT pid FROM person WHERE email='ghostfreeman@gmail.com'));</text:p>
          </table:table-cell>
          <table:table-cell table:formula="of:= CONCATENATE(&quot;INSERT INTO user_class (uid, cid) VALUES ((SELECT uid FROM user JOIN person ON user.pid = person.pid WHERE person.email='&quot;; [.C6]; &quot;'), (SELECT cid FROM class WHERE name='members'));&quot;)" office:value-type="string" office:string-value="INSERT INTO user_class (uid, cid) VALUES ((SELECT uid FROM user JOIN person ON user.pid = person.pid WHERE person.email='ghostfreeman@gmail.com'), (SELECT cid FROM class WHERE name='members'));">
            <text:p>INSERT INTO user_class (uid, cid) VALUES ((SELECT uid FROM user JOIN person ON user.pid = person.pid WHERE person.email='ghostfreeman@gmail.com'), (SELECT cid FROM class WHERE name='members'));</text:p>
          </table:table-cell>
        </table:table-row>
        <table:table-row table:style-name="ro1">
          <table:table-cell office:value-type="string">
            <text:p>Chris Moore</text:p>
          </table:table-cell>
          <table:table-cell office:value-type="string">
            <text:p>chris.moore</text:p>
          </table:table-cell>
          <table:table-cell office:value-type="string">
            <text:p>pacsman2005@gmail.com</text:p>
          </table:table-cell>
          <table:table-cell table:formula="of:=  CONCATENATE(&quot;INSERT INTO person (name, email, number) VALUES ('&quot;; [.A7];&quot;', '&quot;; [.C7]; &quot;', null);&quot;)" office:value-type="string" office:string-value="INSERT INTO person (name, email, number) VALUES ('Chris Moore', 'pacsman2005@gmail.com', null);">
            <text:p>INSERT INTO person (name, email, number) VALUES ('Chris Moore', 'pacsman2005@gmail.com', null);</text:p>
          </table:table-cell>
          <table:table-cell table:formula="of:=CONCATENATE(&quot;INSERT INTO user (login, pid) VALUES ('&quot;;[.B7];&quot;', (SELECT pid FROM person WHERE email='&quot;;[.C7];&quot;'));&quot;)" office:value-type="string" office:string-value="INSERT INTO user (login, pid) VALUES ('chris.moore', (SELECT pid FROM person WHERE email='pacsman2005@gmail.com'));">
            <text:p>INSERT INTO user (login, pid) VALUES ('chris.moore', (SELECT pid FROM person WHERE email='pacsman2005@gmail.com'));</text:p>
          </table:table-cell>
          <table:table-cell table:formula="of:= CONCATENATE(&quot;INSERT INTO user_class (uid, cid) VALUES ((SELECT uid FROM user JOIN person ON user.pid = person.pid WHERE person.email='&quot;; [.C7]; &quot;'), (SELECT cid FROM class WHERE name='members'));&quot;)" office:value-type="string" office:string-value="INSERT INTO user_class (uid, cid) VALUES ((SELECT uid FROM user JOIN person ON user.pid = person.pid WHERE person.email='pacsman2005@gmail.com'), (SELECT cid FROM class WHERE name='members'));">
            <text:p>INSERT INTO user_class (uid, cid) VALUES ((SELECT uid FROM user JOIN person ON user.pid = person.pid WHERE person.email='pacsman2005@gmail.com'), (SELECT cid FROM class WHERE name='members'));</text:p>
          </table:table-cell>
        </table:table-row>
        <table:table-row table:style-name="ro1">
          <table:table-cell office:value-type="string">
            <text:p>Donald Hoefer</text:p>
          </table:table-cell>
          <table:table-cell office:value-type="string">
            <text:p>panda</text:p>
          </table:table-cell>
          <table:table-cell office:value-type="string">
            <text:p>fatpandasays@gmail.com</text:p>
          </table:table-cell>
          <table:table-cell table:formula="of:=  CONCATENATE(&quot;INSERT INTO person (name, email, number) VALUES ('&quot;; [.A8];&quot;', '&quot;; [.C8]; &quot;', null);&quot;)" office:value-type="string" office:string-value="INSERT INTO person (name, email, number) VALUES ('Donald Hoefer', 'fatpandasays@gmail.com', null);">
            <text:p>INSERT INTO person (name, email, number) VALUES ('Donald Hoefer', 'fatpandasays@gmail.com', null);</text:p>
          </table:table-cell>
          <table:table-cell table:formula="of:=CONCATENATE(&quot;INSERT INTO user (login, pid) VALUES ('&quot;;[.B8];&quot;', (SELECT pid FROM person WHERE email='&quot;;[.C8];&quot;'));&quot;)" office:value-type="string" office:string-value="INSERT INTO user (login, pid) VALUES ('panda', (SELECT pid FROM person WHERE email='fatpandasays@gmail.com'));">
            <text:p>INSERT INTO user (login, pid) VALUES ('panda', (SELECT pid FROM person WHERE email='fatpandasays@gmail.com'));</text:p>
          </table:table-cell>
          <table:table-cell table:formula="of:= CONCATENATE(&quot;INSERT INTO user_class (uid, cid) VALUES ((SELECT uid FROM user JOIN person ON user.pid = person.pid WHERE person.email='&quot;; [.C8]; &quot;'), (SELECT cid FROM class WHERE name='members'));&quot;)" office:value-type="string" office:string-value="INSERT INTO user_class (uid, cid) VALUES ((SELECT uid FROM user JOIN person ON user.pid = person.pid WHERE person.email='fatpandasays@gmail.com'), (SELECT cid FROM class WHERE name='members'));">
            <text:p>INSERT INTO user_class (uid, cid) VALUES ((SELECT uid FROM user JOIN person ON user.pid = person.pid WHERE person.email='fatpandasays@gmail.com'), (SELECT cid FROM class WHERE name='members'));</text:p>
          </table:table-cell>
        </table:table-row>
        <table:table-row table:style-name="ro1">
          <table:table-cell office:value-type="string">
            <text:p>Donald Mead</text:p>
          </table:table-cell>
          <table:table-cell office:value-type="string">
            <text:p>donald.mead</text:p>
          </table:table-cell>
          <table:table-cell office:value-type="string">
            <text:p>dmm@yak.net</text:p>
          </table:table-cell>
          <table:table-cell table:formula="of:=  CONCATENATE(&quot;INSERT INTO person (name, email, number) VALUES ('&quot;; [.A9];&quot;', '&quot;; [.C9]; &quot;', null);&quot;)" office:value-type="string" office:string-value="INSERT INTO person (name, email, number) VALUES ('Donald Mead', 'dmm@yak.net', null);">
            <text:p>INSERT INTO person (name, email, number) VALUES ('Donald Mead', 'dmm@yak.net', null);</text:p>
          </table:table-cell>
          <table:table-cell table:formula="of:=CONCATENATE(&quot;INSERT INTO user (login, pid) VALUES ('&quot;;[.B9];&quot;', (SELECT pid FROM person WHERE email='&quot;;[.C9];&quot;'));&quot;)" office:value-type="string" office:string-value="INSERT INTO user (login, pid) VALUES ('donald.mead', (SELECT pid FROM person WHERE email='dmm@yak.net'));">
            <text:p>INSERT INTO user (login, pid) VALUES ('donald.mead', (SELECT pid FROM person WHERE email='dmm@yak.net'));</text:p>
          </table:table-cell>
          <table:table-cell table:formula="of:= CONCATENATE(&quot;INSERT INTO user_class (uid, cid) VALUES ((SELECT uid FROM user JOIN person ON user.pid = person.pid WHERE person.email='&quot;; [.C9]; &quot;'), (SELECT cid FROM class WHERE name='members'));&quot;)" office:value-type="string" office:string-value="INSERT INTO user_class (uid, cid) VALUES ((SELECT uid FROM user JOIN person ON user.pid = person.pid WHERE person.email='dmm@yak.net'), (SELECT cid FROM class WHERE name='members'));">
            <text:p>INSERT INTO user_class (uid, cid) VALUES ((SELECT uid FROM user JOIN person ON user.pid = person.pid WHERE person.email='dmm@yak.net'), (SELECT cid FROM class WHERE name='members'));</text:p>
          </table:table-cell>
        </table:table-row>
        <table:table-row table:style-name="ro1">
          <table:table-cell office:value-type="string">
            <text:p>E Joseph Wertz</text:p>
          </table:table-cell>
          <table:table-cell office:value-type="string">
            <text:p>e.joseph.wertz</text:p>
          </table:table-cell>
          <table:table-cell office:value-type="string">
            <text:p>e.joseph.wertz@gmail.com</text:p>
          </table:table-cell>
          <table:table-cell table:formula="of:=  CONCATENATE(&quot;INSERT INTO person (name, email, number) VALUES ('&quot;; [.A10];&quot;', '&quot;; [.C10]; &quot;', null);&quot;)" office:value-type="string" office:string-value="INSERT INTO person (name, email, number) VALUES ('E Joseph Wertz', 'e.joseph.wertz@gmail.com', null);">
            <text:p>INSERT INTO person (name, email, number) VALUES ('E Joseph Wertz', 'e.joseph.wertz@gmail.com', null);</text:p>
          </table:table-cell>
          <table:table-cell table:formula="of:=CONCATENATE(&quot;INSERT INTO user (login, pid) VALUES ('&quot;;[.B10];&quot;', (SELECT pid FROM person WHERE email='&quot;;[.C10];&quot;'));&quot;)" office:value-type="string" office:string-value="INSERT INTO user (login, pid) VALUES ('e.joseph.wertz', (SELECT pid FROM person WHERE email='e.joseph.wertz@gmail.com'));">
            <text:p>INSERT INTO user (login, pid) VALUES ('e.joseph.wertz', (SELECT pid FROM person WHERE email='e.joseph.wertz@gmail.com'));</text:p>
          </table:table-cell>
          <table:table-cell table:formula="of:= CONCATENATE(&quot;INSERT INTO user_class (uid, cid) VALUES ((SELECT uid FROM user JOIN person ON user.pid = person.pid WHERE person.email='&quot;; [.C10]; &quot;'), (SELECT cid FROM class WHERE name='members'));&quot;)" office:value-type="string" office:string-value="INSERT INTO user_class (uid, cid) VALUES ((SELECT uid FROM user JOIN person ON user.pid = person.pid WHERE person.email='e.joseph.wertz@gmail.com'), (SELECT cid FROM class WHERE name='members'));">
            <text:p>INSERT INTO user_class (uid, cid) VALUES ((SELECT uid FROM user JOIN person ON user.pid = person.pid WHERE person.email='e.joseph.wertz@gmail.com'), (SELECT cid FROM class WHERE name='members'));</text:p>
          </table:table-cell>
        </table:table-row>
        <table:table-row table:style-name="ro1">
          <table:table-cell office:value-type="string">
            <text:p>Eldon</text:p>
          </table:table-cell>
          <table:table-cell office:value-type="string">
            <text:p>npcomp</text:p>
          </table:table-cell>
          <table:table-cell office:value-type="string">
            <text:p>npcomp@npcomp.net</text:p>
          </table:table-cell>
          <table:table-cell table:formula="of:=  CONCATENATE(&quot;INSERT INTO person (name, email, number) VALUES ('&quot;; [.A11];&quot;', '&quot;; [.C11]; &quot;', null);&quot;)" office:value-type="string" office:string-value="INSERT INTO person (name, email, number) VALUES ('Eldon', 'npcomp@npcomp.net', null);">
            <text:p>INSERT INTO person (name, email, number) VALUES ('Eldon', 'npcomp@npcomp.net', null);</text:p>
          </table:table-cell>
          <table:table-cell table:formula="of:=CONCATENATE(&quot;INSERT INTO user (login, pid) VALUES ('&quot;;[.B11];&quot;', (SELECT pid FROM person WHERE email='&quot;;[.C11];&quot;'));&quot;)" office:value-type="string" office:string-value="INSERT INTO user (login, pid) VALUES ('npcomp', (SELECT pid FROM person WHERE email='npcomp@npcomp.net'));">
            <text:p>INSERT INTO user (login, pid) VALUES ('npcomp', (SELECT pid FROM person WHERE email='npcomp@npcomp.net'));</text:p>
          </table:table-cell>
          <table:table-cell table:formula="of:= CONCATENATE(&quot;INSERT INTO user_class (uid, cid) VALUES ((SELECT uid FROM user JOIN person ON user.pid = person.pid WHERE person.email='&quot;; [.C11]; &quot;'), (SELECT cid FROM class WHERE name='members'));&quot;)" office:value-type="string" office:string-value="INSERT INTO user_class (uid, cid) VALUES ((SELECT uid FROM user JOIN person ON user.pid = person.pid WHERE person.email='npcomp@npcomp.net'), (SELECT cid FROM class WHERE name='members'));">
            <text:p>INSERT INTO user_class (uid, cid) VALUES ((SELECT uid FROM user JOIN person ON user.pid = person.pid WHERE person.email='npcomp@npcomp.net'), (SELECT cid FROM class WHERE name='members'));</text:p>
          </table:table-cell>
        </table:table-row>
        <table:table-row table:style-name="ro1">
          <table:table-cell office:value-type="string">
            <text:p>H Preston Ladds</text:p>
          </table:table-cell>
          <table:table-cell office:value-type="string">
            <text:p>h.preston.ladds</text:p>
          </table:table-cell>
          <table:table-cell office:value-type="string">
            <text:p>householdwords@gmail.com</text:p>
          </table:table-cell>
          <table:table-cell table:formula="of:=  CONCATENATE(&quot;INSERT INTO person (name, email, number) VALUES ('&quot;; [.A12];&quot;', '&quot;; [.C12]; &quot;', null);&quot;)" office:value-type="string" office:string-value="INSERT INTO person (name, email, number) VALUES ('H Preston Ladds', 'householdwords@gmail.com', null);">
            <text:p>INSERT INTO person (name, email, number) VALUES ('H Preston Ladds', 'householdwords@gmail.com', null);</text:p>
          </table:table-cell>
          <table:table-cell table:formula="of:=CONCATENATE(&quot;INSERT INTO user (login, pid) VALUES ('&quot;;[.B12];&quot;', (SELECT pid FROM person WHERE email='&quot;;[.C12];&quot;'));&quot;)" office:value-type="string" office:string-value="INSERT INTO user (login, pid) VALUES ('h.preston.ladds', (SELECT pid FROM person WHERE email='householdwords@gmail.com'));">
            <text:p>INSERT INTO user (login, pid) VALUES ('h.preston.ladds', (SELECT pid FROM person WHERE email='householdwords@gmail.com'));</text:p>
          </table:table-cell>
          <table:table-cell table:formula="of:= CONCATENATE(&quot;INSERT INTO user_class (uid, cid) VALUES ((SELECT uid FROM user JOIN person ON user.pid = person.pid WHERE person.email='&quot;; [.C12]; &quot;'), (SELECT cid FROM class WHERE name='members'));&quot;)" office:value-type="string" office:string-value="INSERT INTO user_class (uid, cid) VALUES ((SELECT uid FROM user JOIN person ON user.pid = person.pid WHERE person.email='householdwords@gmail.com'), (SELECT cid FROM class WHERE name='members'));">
            <text:p>INSERT INTO user_class (uid, cid) VALUES ((SELECT uid FROM user JOIN person ON user.pid = person.pid WHERE person.email='householdwords@gmail.com'), (SELECT cid FROM class WHERE name='members'));</text:p>
          </table:table-cell>
        </table:table-row>
        <table:table-row table:style-name="ro1">
          <table:table-cell office:value-type="string">
            <text:p>Igor Kondratyuk</text:p>
          </table:table-cell>
          <table:table-cell office:value-type="string">
            <text:p>igor.kondratyuk</text:p>
          </table:table-cell>
          <table:table-cell office:value-type="string">
            <text:p>vigor.rigor.igor@gmail.com</text:p>
          </table:table-cell>
          <table:table-cell table:formula="of:=  CONCATENATE(&quot;INSERT INTO person (name, email, number) VALUES ('&quot;; [.A13];&quot;', '&quot;; [.C13]; &quot;', null);&quot;)" office:value-type="string" office:string-value="INSERT INTO person (name, email, number) VALUES ('Igor Kondratyuk', 'vigor.rigor.igor@gmail.com', null);">
            <text:p>INSERT INTO person (name, email, number) VALUES ('Igor Kondratyuk', 'vigor.rigor.igor@gmail.com', null);</text:p>
          </table:table-cell>
          <table:table-cell table:formula="of:=CONCATENATE(&quot;INSERT INTO user (login, pid) VALUES ('&quot;;[.B13];&quot;', (SELECT pid FROM person WHERE email='&quot;;[.C13];&quot;'));&quot;)" office:value-type="string" office:string-value="INSERT INTO user (login, pid) VALUES ('igor.kondratyuk', (SELECT pid FROM person WHERE email='vigor.rigor.igor@gmail.com'));">
            <text:p>INSERT INTO user (login, pid) VALUES ('igor.kondratyuk', (SELECT pid FROM person WHERE email='vigor.rigor.igor@gmail.com'));</text:p>
          </table:table-cell>
          <table:table-cell table:formula="of:= CONCATENATE(&quot;INSERT INTO user_class (uid, cid) VALUES ((SELECT uid FROM user JOIN person ON user.pid = person.pid WHERE person.email='&quot;; [.C13]; &quot;'), (SELECT cid FROM class WHERE name='members'));&quot;)" office:value-type="string" office:string-value="INSERT INTO user_class (uid, cid) VALUES ((SELECT uid FROM user JOIN person ON user.pid = person.pid WHERE person.email='vigor.rigor.igor@gmail.com'), (SELECT cid FROM class WHERE name='members'));">
            <text:p>INSERT INTO user_class (uid, cid) VALUES ((SELECT uid FROM user JOIN person ON user.pid = person.pid WHERE person.email='vigor.rigor.igor@gmail.com'), (SELECT cid FROM class WHERE name='members'));</text:p>
          </table:table-cell>
        </table:table-row>
        <table:table-row table:style-name="ro1">
          <table:table-cell office:value-type="string">
            <text:p>Joe Koberg</text:p>
          </table:table-cell>
          <table:table-cell office:value-type="string">
            <text:p>joe</text:p>
          </table:table-cell>
          <table:table-cell office:value-type="string">
            <text:p>joe@koberg.us</text:p>
          </table:table-cell>
          <table:table-cell table:formula="of:=  CONCATENATE(&quot;INSERT INTO person (name, email, number) VALUES ('&quot;; [.A14];&quot;', '&quot;; [.C14]; &quot;', null);&quot;)" office:value-type="string" office:string-value="INSERT INTO person (name, email, number) VALUES ('Joe Koberg', 'joe@koberg.us', null);">
            <text:p>INSERT INTO person (name, email, number) VALUES ('Joe Koberg', 'joe@koberg.us', null);</text:p>
          </table:table-cell>
          <table:table-cell table:formula="of:=CONCATENATE(&quot;INSERT INTO user (login, pid) VALUES ('&quot;;[.B14];&quot;', (SELECT pid FROM person WHERE email='&quot;;[.C14];&quot;'));&quot;)" office:value-type="string" office:string-value="INSERT INTO user (login, pid) VALUES ('joe', (SELECT pid FROM person WHERE email='joe@koberg.us'));">
            <text:p>INSERT INTO user (login, pid) VALUES ('joe', (SELECT pid FROM person WHERE email='joe@koberg.us'));</text:p>
          </table:table-cell>
          <table:table-cell table:formula="of:= CONCATENATE(&quot;INSERT INTO user_class (uid, cid) VALUES ((SELECT uid FROM user JOIN person ON user.pid = person.pid WHERE person.email='&quot;; [.C14]; &quot;'), (SELECT cid FROM class WHERE name='members'));&quot;)" office:value-type="string" office:string-value="INSERT INTO user_class (uid, cid) VALUES ((SELECT uid FROM user JOIN person ON user.pid = person.pid WHERE person.email='joe@koberg.us'), (SELECT cid FROM class WHERE name='members'));">
            <text:p>INSERT INTO user_class (uid, cid) VALUES ((SELECT uid FROM user JOIN person ON user.pid = person.pid WHERE person.email='joe@koberg.us'), (SELECT cid FROM class WHERE name='members'));</text:p>
          </table:table-cell>
        </table:table-row>
        <table:table-row table:style-name="ro1">
          <table:table-cell office:value-type="string">
            <text:p>Joshua Oster-Morris</text:p>
          </table:table-cell>
          <table:table-cell office:value-type="string">
            <text:p>josh.ostermorris</text:p>
          </table:table-cell>
          <table:table-cell office:value-type="string">
            <text:p>josh@craftycoder.com</text:p>
          </table:table-cell>
          <table:table-cell table:formula="of:=  CONCATENATE(&quot;INSERT INTO person (name, email, number) VALUES ('&quot;; [.A15];&quot;', '&quot;; [.C15]; &quot;', null);&quot;)" office:value-type="string" office:string-value="INSERT INTO person (name, email, number) VALUES ('Joshua Oster-Morris', 'josh@craftycoder.com', null);">
            <text:p>INSERT INTO person (name, email, number) VALUES ('Joshua Oster-Morris', 'josh@craftycoder.com', null);</text:p>
          </table:table-cell>
          <table:table-cell table:formula="of:=CONCATENATE(&quot;INSERT INTO user (login, pid) VALUES ('&quot;;[.B15];&quot;', (SELECT pid FROM person WHERE email='&quot;;[.C15];&quot;'));&quot;)" office:value-type="string" office:string-value="INSERT INTO user (login, pid) VALUES ('josh.ostermorris', (SELECT pid FROM person WHERE email='josh@craftycoder.com'));">
            <text:p>INSERT INTO user (login, pid) VALUES ('josh.ostermorris', (SELECT pid FROM person WHERE email='josh@craftycoder.com'));</text:p>
          </table:table-cell>
          <table:table-cell table:formula="of:= CONCATENATE(&quot;INSERT INTO user_class (uid, cid) VALUES ((SELECT uid FROM user JOIN person ON user.pid = person.pid WHERE person.email='&quot;; [.C15]; &quot;'), (SELECT cid FROM class WHERE name='members'));&quot;)" office:value-type="string" office:string-value="INSERT INTO user_class (uid, cid) VALUES ((SELECT uid FROM user JOIN person ON user.pid = person.pid WHERE person.email='josh@craftycoder.com'), (SELECT cid FROM class WHERE name='members'));">
            <text:p>INSERT INTO user_class (uid, cid) VALUES ((SELECT uid FROM user JOIN person ON user.pid = person.pid WHERE person.email='josh@craftycoder.com'), (SELECT cid FROM class WHERE name='members'));</text:p>
          </table:table-cell>
        </table:table-row>
        <table:table-row table:style-name="ro1">
          <table:table-cell office:value-type="string">
            <text:p>Karen Sanders</text:p>
          </table:table-cell>
          <table:table-cell office:value-type="string">
            <text:p>acmepost</text:p>
          </table:table-cell>
          <table:table-cell office:value-type="string">
            <text:p>acmepost@yahoo.com</text:p>
          </table:table-cell>
          <table:table-cell table:formula="of:=  CONCATENATE(&quot;INSERT INTO person (name, email, number) VALUES ('&quot;; [.A16];&quot;', '&quot;; [.C16]; &quot;', null);&quot;)" office:value-type="string" office:string-value="INSERT INTO person (name, email, number) VALUES ('Karen Sanders', 'acmepost@yahoo.com', null);">
            <text:p>INSERT INTO person (name, email, number) VALUES ('Karen Sanders', 'acmepost@yahoo.com', null);</text:p>
          </table:table-cell>
          <table:table-cell table:formula="of:=CONCATENATE(&quot;INSERT INTO user (login, pid) VALUES ('&quot;;[.B16];&quot;', (SELECT pid FROM person WHERE email='&quot;;[.C16];&quot;'));&quot;)" office:value-type="string" office:string-value="INSERT INTO user (login, pid) VALUES ('acmepost', (SELECT pid FROM person WHERE email='acmepost@yahoo.com'));">
            <text:p>INSERT INTO user (login, pid) VALUES ('acmepost', (SELECT pid FROM person WHERE email='acmepost@yahoo.com'));</text:p>
          </table:table-cell>
          <table:table-cell table:formula="of:= CONCATENATE(&quot;INSERT INTO user_class (uid, cid) VALUES ((SELECT uid FROM user JOIN person ON user.pid = person.pid WHERE person.email='&quot;; [.C16]; &quot;'), (SELECT cid FROM class WHERE name='members'));&quot;)" office:value-type="string" office:string-value="INSERT INTO user_class (uid, cid) VALUES ((SELECT uid FROM user JOIN person ON user.pid = person.pid WHERE person.email='acmepost@yahoo.com'), (SELECT cid FROM class WHERE name='members'));">
            <text:p>INSERT INTO user_class (uid, cid) VALUES ((SELECT uid FROM user JOIN person ON user.pid = person.pid WHERE person.email='acmepost@yahoo.com'), (SELECT cid FROM class WHERE name='members'));</text:p>
          </table:table-cell>
        </table:table-row>
        <table:table-row table:style-name="ro2">
          <table:table-cell office:value-type="string">
            <text:p>Kirk Stephens</text:p>
          </table:table-cell>
          <table:table-cell office:value-type="string">
            <text:p>kirk</text:p>
          </table:table-cell>
          <table:table-cell office:value-type="string">
            <text:p>k4stephens@gmail.com</text:p>
          </table:table-cell>
          <table:table-cell table:formula="of:=  CONCATENATE(&quot;INSERT INTO person (name, email, number) VALUES ('&quot;; [.A17];&quot;', '&quot;; [.C17]; &quot;', null);&quot;)" office:value-type="string" office:string-value="INSERT INTO person (name, email, number) VALUES ('Kirk Stephens', 'k4stephens@gmail.com', null);">
            <text:p>INSERT INTO person (name, email, number) VALUES ('Kirk Stephens', 'k4stephens@gmail.com', null);</text:p>
          </table:table-cell>
          <table:table-cell table:formula="of:=CONCATENATE(&quot;INSERT INTO user (login, pid) VALUES ('&quot;;[.B17];&quot;', (SELECT pid FROM person WHERE email='&quot;;[.C17];&quot;'));&quot;)" office:value-type="string" office:string-value="INSERT INTO user (login, pid) VALUES ('kirk', (SELECT pid FROM person WHERE email='k4stephens@gmail.com'));">
            <text:p>INSERT INTO user (login, pid) VALUES ('kirk', (SELECT pid FROM person WHERE email='k4stephens@gmail.com'));</text:p>
          </table:table-cell>
          <table:table-cell table:formula="of:= CONCATENATE(&quot;INSERT INTO user_class (uid, cid) VALUES ((SELECT uid FROM user JOIN person ON user.pid = person.pid WHERE person.email='&quot;; [.C17]; &quot;'), (SELECT cid FROM class WHERE name='members'));&quot;)" office:value-type="string" office:string-value="INSERT INTO user_class (uid, cid) VALUES ((SELECT uid FROM user JOIN person ON user.pid = person.pid WHERE person.email='k4stephens@gmail.com'), (SELECT cid FROM class WHERE name='members'));">
            <text:p>INSERT INTO user_class (uid, cid) VALUES ((SELECT uid FROM user JOIN person ON user.pid = person.pid WHERE person.email='k4stephens@gmail.com'), (SELECT cid FROM class WHERE name='members'));</text:p>
          </table:table-cell>
        </table:table-row>
        <table:table-row table:style-name="ro1">
          <table:table-cell office:value-type="string">
            <text:p>Mark Luffel</text:p>
          </table:table-cell>
          <table:table-cell office:value-type="string">
            <text:p>mark.luffel</text:p>
          </table:table-cell>
          <table:table-cell office:value-type="string">
            <text:p>markluffel@gmail.com</text:p>
          </table:table-cell>
          <table:table-cell table:formula="of:=  CONCATENATE(&quot;INSERT INTO person (name, email, number) VALUES ('&quot;; [.A18];&quot;', '&quot;; [.C18]; &quot;', null);&quot;)" office:value-type="string" office:string-value="INSERT INTO person (name, email, number) VALUES ('Mark Luffel', 'markluffel@gmail.com', null);">
            <text:p>INSERT INTO person (name, email, number) VALUES ('Mark Luffel', 'markluffel@gmail.com', null);</text:p>
          </table:table-cell>
          <table:table-cell table:formula="of:=CONCATENATE(&quot;INSERT INTO user (login, pid) VALUES ('&quot;;[.B18];&quot;', (SELECT pid FROM person WHERE email='&quot;;[.C18];&quot;'));&quot;)" office:value-type="string" office:string-value="INSERT INTO user (login, pid) VALUES ('mark.luffel', (SELECT pid FROM person WHERE email='markluffel@gmail.com'));">
            <text:p>INSERT INTO user (login, pid) VALUES ('mark.luffel', (SELECT pid FROM person WHERE email='markluffel@gmail.com'));</text:p>
          </table:table-cell>
          <table:table-cell table:formula="of:= CONCATENATE(&quot;INSERT INTO user_class (uid, cid) VALUES ((SELECT uid FROM user JOIN person ON user.pid = person.pid WHERE person.email='&quot;; [.C18]; &quot;'), (SELECT cid FROM class WHERE name='members'));&quot;)" office:value-type="string" office:string-value="INSERT INTO user_class (uid, cid) VALUES ((SELECT uid FROM user JOIN person ON user.pid = person.pid WHERE person.email='markluffel@gmail.com'), (SELECT cid FROM class WHERE name='members'));">
            <text:p>INSERT INTO user_class (uid, cid) VALUES ((SELECT uid FROM user JOIN person ON user.pid = person.pid WHERE person.email='markluffel@gmail.com'), (SELECT cid FROM class WHERE name='members'));</text:p>
          </table:table-cell>
        </table:table-row>
        <table:table-row table:style-name="ro1">
          <table:table-cell office:value-type="string">
            <text:p>Newton White</text:p>
          </table:table-cell>
          <table:table-cell office:value-type="string">
            <text:p>newton.white</text:p>
          </table:table-cell>
          <table:table-cell office:value-type="string">
            <text:p>konewt@comcast.net</text:p>
          </table:table-cell>
          <table:table-cell table:formula="of:=  CONCATENATE(&quot;INSERT INTO person (name, email, number) VALUES ('&quot;; [.A19];&quot;', '&quot;; [.C19]; &quot;', null);&quot;)" office:value-type="string" office:string-value="INSERT INTO person (name, email, number) VALUES ('Newton White', 'konewt@comcast.net', null);">
            <text:p>INSERT INTO person (name, email, number) VALUES ('Newton White', 'konewt@comcast.net', null);</text:p>
          </table:table-cell>
          <table:table-cell table:formula="of:=CONCATENATE(&quot;INSERT INTO user (login, pid) VALUES ('&quot;;[.B19];&quot;', (SELECT pid FROM person WHERE email='&quot;;[.C19];&quot;'));&quot;)" office:value-type="string" office:string-value="INSERT INTO user (login, pid) VALUES ('newton.white', (SELECT pid FROM person WHERE email='konewt@comcast.net'));">
            <text:p>INSERT INTO user (login, pid) VALUES ('newton.white', (SELECT pid FROM person WHERE email='konewt@comcast.net'));</text:p>
          </table:table-cell>
          <table:table-cell table:formula="of:= CONCATENATE(&quot;INSERT INTO user_class (uid, cid) VALUES ((SELECT uid FROM user JOIN person ON user.pid = person.pid WHERE person.email='&quot;; [.C19]; &quot;'), (SELECT cid FROM class WHERE name='members'));&quot;)" office:value-type="string" office:string-value="INSERT INTO user_class (uid, cid) VALUES ((SELECT uid FROM user JOIN person ON user.pid = person.pid WHERE person.email='konewt@comcast.net'), (SELECT cid FROM class WHERE name='members'));">
            <text:p>INSERT INTO user_class (uid, cid) VALUES ((SELECT uid FROM user JOIN person ON user.pid = person.pid WHERE person.email='konewt@comcast.net'), (SELECT cid FROM class WHERE name='members'));</text:p>
          </table:table-cell>
        </table:table-row>
        <table:table-row table:style-name="ro1">
          <table:table-cell office:value-type="string">
            <text:p>Nick Giovinco</text:p>
          </table:table-cell>
          <table:table-cell office:value-type="string">
            <text:p>nick.giovinco</text:p>
          </table:table-cell>
          <table:table-cell office:value-type="string">
            <text:p>ngiovinco@gmail.com</text:p>
          </table:table-cell>
          <table:table-cell table:formula="of:=  CONCATENATE(&quot;INSERT INTO person (name, email, number) VALUES ('&quot;; [.A20];&quot;', '&quot;; [.C20]; &quot;', null);&quot;)" office:value-type="string" office:string-value="INSERT INTO person (name, email, number) VALUES ('Nick Giovinco', 'ngiovinco@gmail.com', null);">
            <text:p>INSERT INTO person (name, email, number) VALUES ('Nick Giovinco', 'ngiovinco@gmail.com', null);</text:p>
          </table:table-cell>
          <table:table-cell table:formula="of:=CONCATENATE(&quot;INSERT INTO user (login, pid) VALUES ('&quot;;[.B20];&quot;', (SELECT pid FROM person WHERE email='&quot;;[.C20];&quot;'));&quot;)" office:value-type="string" office:string-value="INSERT INTO user (login, pid) VALUES ('nick.giovinco', (SELECT pid FROM person WHERE email='ngiovinco@gmail.com'));">
            <text:p>INSERT INTO user (login, pid) VALUES ('nick.giovinco', (SELECT pid FROM person WHERE email='ngiovinco@gmail.com'));</text:p>
          </table:table-cell>
          <table:table-cell table:formula="of:= CONCATENATE(&quot;INSERT INTO user_class (uid, cid) VALUES ((SELECT uid FROM user JOIN person ON user.pid = person.pid WHERE person.email='&quot;; [.C20]; &quot;'), (SELECT cid FROM class WHERE name='members'));&quot;)" office:value-type="string" office:string-value="INSERT INTO user_class (uid, cid) VALUES ((SELECT uid FROM user JOIN person ON user.pid = person.pid WHERE person.email='ngiovinco@gmail.com'), (SELECT cid FROM class WHERE name='members'));">
            <text:p>INSERT INTO user_class (uid, cid) VALUES ((SELECT uid FROM user JOIN person ON user.pid = person.pid WHERE person.email='ngiovinco@gmail.com'), (SELECT cid FROM class WHERE name='members'));</text:p>
          </table:table-cell>
        </table:table-row>
        <table:table-row table:style-name="ro1">
          <table:table-cell office:value-type="string">
            <text:p>Paul Firnschild</text:p>
          </table:table-cell>
          <table:table-cell office:value-type="string">
            <text:p>paul.firnschild</text:p>
          </table:table-cell>
          <table:table-cell office:value-type="string">
            <text:p>paul@firnschild.com</text:p>
          </table:table-cell>
          <table:table-cell table:formula="of:=  CONCATENATE(&quot;INSERT INTO person (name, email, number) VALUES ('&quot;; [.A21];&quot;', '&quot;; [.C21]; &quot;', null);&quot;)" office:value-type="string" office:string-value="INSERT INTO person (name, email, number) VALUES ('Paul Firnschild', 'paul@firnschild.com', null);">
            <text:p>INSERT INTO person (name, email, number) VALUES ('Paul Firnschild', 'paul@firnschild.com', null);</text:p>
          </table:table-cell>
          <table:table-cell table:formula="of:=CONCATENATE(&quot;INSERT INTO user (login, pid) VALUES ('&quot;;[.B21];&quot;', (SELECT pid FROM person WHERE email='&quot;;[.C21];&quot;'));&quot;)" office:value-type="string" office:string-value="INSERT INTO user (login, pid) VALUES ('paul.firnschild', (SELECT pid FROM person WHERE email='paul@firnschild.com'));">
            <text:p>INSERT INTO user (login, pid) VALUES ('paul.firnschild', (SELECT pid FROM person WHERE email='paul@firnschild.com'));</text:p>
          </table:table-cell>
          <table:table-cell table:formula="of:= CONCATENATE(&quot;INSERT INTO user_class (uid, cid) VALUES ((SELECT uid FROM user JOIN person ON user.pid = person.pid WHERE person.email='&quot;; [.C21]; &quot;'), (SELECT cid FROM class WHERE name='members'));&quot;)" office:value-type="string" office:string-value="INSERT INTO user_class (uid, cid) VALUES ((SELECT uid FROM user JOIN person ON user.pid = person.pid WHERE person.email='paul@firnschild.com'), (SELECT cid FROM class WHERE name='members'));">
            <text:p>INSERT INTO user_class (uid, cid) VALUES ((SELECT uid FROM user JOIN person ON user.pid = person.pid WHERE person.email='paul@firnschild.com'), (SELECT cid FROM class WHERE name='members'));</text:p>
          </table:table-cell>
        </table:table-row>
        <table:table-row table:style-name="ro1">
          <table:table-cell office:value-type="string">
            <text:p>Randall Bollig</text:p>
          </table:table-cell>
          <table:table-cell office:value-type="string">
            <text:p>randall.bollig</text:p>
          </table:table-cell>
          <table:table-cell office:value-type="string">
            <text:p>ghost@uxch.com</text:p>
          </table:table-cell>
          <table:table-cell table:formula="of:=  CONCATENATE(&quot;INSERT INTO person (name, email, number) VALUES ('&quot;; [.A22];&quot;', '&quot;; [.C22]; &quot;', null);&quot;)" office:value-type="string" office:string-value="INSERT INTO person (name, email, number) VALUES ('Randall Bollig', 'ghost@uxch.com', null);">
            <text:p>INSERT INTO person (name, email, number) VALUES ('Randall Bollig', 'ghost@uxch.com', null);</text:p>
          </table:table-cell>
          <table:table-cell table:formula="of:=CONCATENATE(&quot;INSERT INTO user (login, pid) VALUES ('&quot;;[.B22];&quot;', (SELECT pid FROM person WHERE email='&quot;;[.C22];&quot;'));&quot;)" office:value-type="string" office:string-value="INSERT INTO user (login, pid) VALUES ('randall.bollig', (SELECT pid FROM person WHERE email='ghost@uxch.com'));">
            <text:p>INSERT INTO user (login, pid) VALUES ('randall.bollig', (SELECT pid FROM person WHERE email='ghost@uxch.com'));</text:p>
          </table:table-cell>
          <table:table-cell table:formula="of:= CONCATENATE(&quot;INSERT INTO user_class (uid, cid) VALUES ((SELECT uid FROM user JOIN person ON user.pid = person.pid WHERE person.email='&quot;; [.C22]; &quot;'), (SELECT cid FROM class WHERE name='members'));&quot;)" office:value-type="string" office:string-value="INSERT INTO user_class (uid, cid) VALUES ((SELECT uid FROM user JOIN person ON user.pid = person.pid WHERE person.email='ghost@uxch.com'), (SELECT cid FROM class WHERE name='members'));">
            <text:p>INSERT INTO user_class (uid, cid) VALUES ((SELECT uid FROM user JOIN person ON user.pid = person.pid WHERE person.email='ghost@uxch.com'), (SELECT cid FROM class WHERE name='members'));</text:p>
          </table:table-cell>
        </table:table-row>
        <table:table-row table:style-name="ro1">
          <table:table-cell office:value-type="string">
            <text:p>Randy Farmer</text:p>
          </table:table-cell>
          <table:table-cell office:value-type="string">
            <text:p>randy.farmer</text:p>
          </table:table-cell>
          <table:table-cell office:value-type="string">
            <text:p>randy.farmer@gmail.com</text:p>
          </table:table-cell>
          <table:table-cell table:formula="of:=  CONCATENATE(&quot;INSERT INTO person (name, email, number) VALUES ('&quot;; [.A23];&quot;', '&quot;; [.C23]; &quot;', null);&quot;)" office:value-type="string" office:string-value="INSERT INTO person (name, email, number) VALUES ('Randy Farmer', 'randy.farmer@gmail.com', null);">
            <text:p>INSERT INTO person (name, email, number) VALUES ('Randy Farmer', 'randy.farmer@gmail.com', null);</text:p>
          </table:table-cell>
          <table:table-cell table:formula="of:=CONCATENATE(&quot;INSERT INTO user (login, pid) VALUES ('&quot;;[.B23];&quot;', (SELECT pid FROM person WHERE email='&quot;;[.C23];&quot;'));&quot;)" office:value-type="string" office:string-value="INSERT INTO user (login, pid) VALUES ('randy.farmer', (SELECT pid FROM person WHERE email='randy.farmer@gmail.com'));">
            <text:p>INSERT INTO user (login, pid) VALUES ('randy.farmer', (SELECT pid FROM person WHERE email='randy.farmer@gmail.com'));</text:p>
          </table:table-cell>
          <table:table-cell table:formula="of:= CONCATENATE(&quot;INSERT INTO user_class (uid, cid) VALUES ((SELECT uid FROM user JOIN person ON user.pid = person.pid WHERE person.email='&quot;; [.C23]; &quot;'), (SELECT cid FROM class WHERE name='members'));&quot;)" office:value-type="string" office:string-value="INSERT INTO user_class (uid, cid) VALUES ((SELECT uid FROM user JOIN person ON user.pid = person.pid WHERE person.email='randy.farmer@gmail.com'), (SELECT cid FROM class WHERE name='members'));">
            <text:p>INSERT INTO user_class (uid, cid) VALUES ((SELECT uid FROM user JOIN person ON user.pid = person.pid WHERE person.email='randy.farmer@gmail.com'), (SELECT cid FROM class WHERE name='members'));</text:p>
          </table:table-cell>
        </table:table-row>
        <table:table-row table:style-name="ro2">
          <table:table-cell office:value-type="string">
            <text:p>Robert Graham</text:p>
          </table:table-cell>
          <table:table-cell office:value-type="string">
            <text:p>devrg0</text:p>
          </table:table-cell>
          <table:table-cell office:value-type="string">
            <text:p>rpgraham84@gmail.com</text:p>
          </table:table-cell>
          <table:table-cell table:formula="of:=  CONCATENATE(&quot;INSERT INTO person (name, email, number) VALUES ('&quot;; [.A24];&quot;', '&quot;; [.C24]; &quot;', null);&quot;)" office:value-type="string" office:string-value="INSERT INTO person (name, email, number) VALUES ('Robert Graham', 'rpgraham84@gmail.com', null);">
            <text:p>INSERT INTO person (name, email, number) VALUES ('Robert Graham', 'rpgraham84@gmail.com', null);</text:p>
          </table:table-cell>
          <table:table-cell table:formula="of:=CONCATENATE(&quot;INSERT INTO user (login, pid) VALUES ('&quot;;[.B24];&quot;', (SELECT pid FROM person WHERE email='&quot;;[.C24];&quot;'));&quot;)" office:value-type="string" office:string-value="INSERT INTO user (login, pid) VALUES ('devrg0', (SELECT pid FROM person WHERE email='rpgraham84@gmail.com'));">
            <text:p>INSERT INTO user (login, pid) VALUES ('devrg0', (SELECT pid FROM person WHERE email='rpgraham84@gmail.com'));</text:p>
          </table:table-cell>
          <table:table-cell table:formula="of:= CONCATENATE(&quot;INSERT INTO user_class (uid, cid) VALUES ((SELECT uid FROM user JOIN person ON user.pid = person.pid WHERE person.email='&quot;; [.C24]; &quot;'), (SELECT cid FROM class WHERE name='members'));&quot;)" office:value-type="string" office:string-value="INSERT INTO user_class (uid, cid) VALUES ((SELECT uid FROM user JOIN person ON user.pid = person.pid WHERE person.email='rpgraham84@gmail.com'), (SELECT cid FROM class WHERE name='members'));">
            <text:p>INSERT INTO user_class (uid, cid) VALUES ((SELECT uid FROM user JOIN person ON user.pid = person.pid WHERE person.email='rpgraham84@gmail.com'), (SELECT cid FROM class WHERE name='members'));</text:p>
          </table:table-cell>
        </table:table-row>
        <table:table-row table:style-name="ro1">
          <table:table-cell office:value-type="string">
            <text:p>Scott McGraw</text:p>
          </table:table-cell>
          <table:table-cell office:value-type="string">
            <text:p>scott.mcgraw</text:p>
          </table:table-cell>
          <table:table-cell office:value-type="string">
            <text:p>scott.mcgraw@gatech.edu</text:p>
          </table:table-cell>
          <table:table-cell table:formula="of:=  CONCATENATE(&quot;INSERT INTO person (name, email, number) VALUES ('&quot;; [.A25];&quot;', '&quot;; [.C25]; &quot;', null);&quot;)" office:value-type="string" office:string-value="INSERT INTO person (name, email, number) VALUES ('Scott McGraw', 'scott.mcgraw@gatech.edu', null);">
            <text:p>INSERT INTO person (name, email, number) VALUES ('Scott McGraw', 'scott.mcgraw@gatech.edu', null);</text:p>
          </table:table-cell>
          <table:table-cell table:formula="of:=CONCATENATE(&quot;INSERT INTO user (login, pid) VALUES ('&quot;;[.B25];&quot;', (SELECT pid FROM person WHERE email='&quot;;[.C25];&quot;'));&quot;)" office:value-type="string" office:string-value="INSERT INTO user (login, pid) VALUES ('scott.mcgraw', (SELECT pid FROM person WHERE email='scott.mcgraw@gatech.edu'));">
            <text:p>INSERT INTO user (login, pid) VALUES ('scott.mcgraw', (SELECT pid FROM person WHERE email='scott.mcgraw@gatech.edu'));</text:p>
          </table:table-cell>
          <table:table-cell table:formula="of:= CONCATENATE(&quot;INSERT INTO user_class (uid, cid) VALUES ((SELECT uid FROM user JOIN person ON user.pid = person.pid WHERE person.email='&quot;; [.C25]; &quot;'), (SELECT cid FROM class WHERE name='members'));&quot;)" office:value-type="string" office:string-value="INSERT INTO user_class (uid, cid) VALUES ((SELECT uid FROM user JOIN person ON user.pid = person.pid WHERE person.email='scott.mcgraw@gatech.edu'), (SELECT cid FROM class WHERE name='members'));">
            <text:p>INSERT INTO user_class (uid, cid) VALUES ((SELECT uid FROM user JOIN person ON user.pid = person.pid WHERE person.email='scott.mcgraw@gatech.edu'), (SELECT cid FROM class WHERE name='members'));</text:p>
          </table:table-cell>
        </table:table-row>
        <table:table-row table:style-name="ro1">
          <table:table-cell office:value-type="string">
            <text:p>Sean Kennedy</text:p>
          </table:table-cell>
          <table:table-cell office:value-type="string">
            <text:p>sean.kennedy</text:p>
          </table:table-cell>
          <table:table-cell office:value-type="string">
            <text:p>seanfkennedy@gmail.com</text:p>
          </table:table-cell>
          <table:table-cell table:formula="of:=  CONCATENATE(&quot;INSERT INTO person (name, email, number) VALUES ('&quot;; [.A26];&quot;', '&quot;; [.C26]; &quot;', null);&quot;)" office:value-type="string" office:string-value="INSERT INTO person (name, email, number) VALUES ('Sean Kennedy', 'seanfkennedy@gmail.com', null);">
            <text:p>INSERT INTO person (name, email, number) VALUES ('Sean Kennedy', 'seanfkennedy@gmail.com', null);</text:p>
          </table:table-cell>
          <table:table-cell table:formula="of:=CONCATENATE(&quot;INSERT INTO user (login, pid) VALUES ('&quot;;[.B26];&quot;', (SELECT pid FROM person WHERE email='&quot;;[.C26];&quot;'));&quot;)" office:value-type="string" office:string-value="INSERT INTO user (login, pid) VALUES ('sean.kennedy', (SELECT pid FROM person WHERE email='seanfkennedy@gmail.com'));">
            <text:p>INSERT INTO user (login, pid) VALUES ('sean.kennedy', (SELECT pid FROM person WHERE email='seanfkennedy@gmail.com'));</text:p>
          </table:table-cell>
          <table:table-cell table:formula="of:= CONCATENATE(&quot;INSERT INTO user_class (uid, cid) VALUES ((SELECT uid FROM user JOIN person ON user.pid = person.pid WHERE person.email='&quot;; [.C26]; &quot;'), (SELECT cid FROM class WHERE name='members'));&quot;)" office:value-type="string" office:string-value="INSERT INTO user_class (uid, cid) VALUES ((SELECT uid FROM user JOIN person ON user.pid = person.pid WHERE person.email='seanfkennedy@gmail.com'), (SELECT cid FROM class WHERE name='members'));">
            <text:p>INSERT INTO user_class (uid, cid) VALUES ((SELECT uid FROM user JOIN person ON user.pid = person.pid WHERE person.email='seanfkennedy@gmail.com'), (SELECT cid FROM class WHERE name='members'));</text:p>
          </table:table-cell>
        </table:table-row>
        <table:table-row table:style-name="ro1">
          <table:table-cell office:value-type="string">
            <text:p>Sean McNealy</text:p>
          </table:table-cell>
          <table:table-cell office:value-type="string">
            <text:p>sean.mcnealy</text:p>
          </table:table-cell>
          <table:table-cell office:value-type="string">
            <text:p>seanmcnealy@gmail.com</text:p>
          </table:table-cell>
          <table:table-cell table:formula="of:=  CONCATENATE(&quot;INSERT INTO person (name, email, number) VALUES ('&quot;; [.A27];&quot;', '&quot;; [.C27]; &quot;', null);&quot;)" office:value-type="string" office:string-value="INSERT INTO person (name, email, number) VALUES ('Sean McNealy', 'seanmcnealy@gmail.com', null);">
            <text:p>INSERT INTO person (name, email, number) VALUES ('Sean McNealy', 'seanmcnealy@gmail.com', null);</text:p>
          </table:table-cell>
          <table:table-cell table:formula="of:=CONCATENATE(&quot;INSERT INTO user (login, pid) VALUES ('&quot;;[.B27];&quot;', (SELECT pid FROM person WHERE email='&quot;;[.C27];&quot;'));&quot;)" office:value-type="string" office:string-value="INSERT INTO user (login, pid) VALUES ('sean.mcnealy', (SELECT pid FROM person WHERE email='seanmcnealy@gmail.com'));">
            <text:p>INSERT INTO user (login, pid) VALUES ('sean.mcnealy', (SELECT pid FROM person WHERE email='seanmcnealy@gmail.com'));</text:p>
          </table:table-cell>
          <table:table-cell table:formula="of:= CONCATENATE(&quot;INSERT INTO user_class (uid, cid) VALUES ((SELECT uid FROM user JOIN person ON user.pid = person.pid WHERE person.email='&quot;; [.C27]; &quot;'), (SELECT cid FROM class WHERE name='members'));&quot;)" office:value-type="string" office:string-value="INSERT INTO user_class (uid, cid) VALUES ((SELECT uid FROM user JOIN person ON user.pid = person.pid WHERE person.email='seanmcnealy@gmail.com'), (SELECT cid FROM class WHERE name='members'));">
            <text:p>INSERT INTO user_class (uid, cid) VALUES ((SELECT uid FROM user JOIN person ON user.pid = person.pid WHERE person.email='seanmcnealy@gmail.com'), (SELECT cid FROM class WHERE name='members'));</text:p>
          </table:table-cell>
        </table:table-row>
        <table:table-row table:style-name="ro1">
          <table:table-cell office:value-type="string">
            <text:p>Slade Stricklin</text:p>
          </table:table-cell>
          <table:table-cell office:value-type="string">
            <text:p>slade</text:p>
          </table:table-cell>
          <table:table-cell office:value-type="string">
            <text:p>sladestricklin@gmail.com</text:p>
          </table:table-cell>
          <table:table-cell table:formula="of:=  CONCATENATE(&quot;INSERT INTO person (name, email, number) VALUES ('&quot;; [.A28];&quot;', '&quot;; [.C28]; &quot;', null);&quot;)" office:value-type="string" office:string-value="INSERT INTO person (name, email, number) VALUES ('Slade Stricklin', 'sladestricklin@gmail.com', null);">
            <text:p>INSERT INTO person (name, email, number) VALUES ('Slade Stricklin', 'sladestricklin@gmail.com', null);</text:p>
          </table:table-cell>
          <table:table-cell table:formula="of:=CONCATENATE(&quot;INSERT INTO user (login, pid) VALUES ('&quot;;[.B28];&quot;', (SELECT pid FROM person WHERE email='&quot;;[.C28];&quot;'));&quot;)" office:value-type="string" office:string-value="INSERT INTO user (login, pid) VALUES ('slade', (SELECT pid FROM person WHERE email='sladestricklin@gmail.com'));">
            <text:p>INSERT INTO user (login, pid) VALUES ('slade', (SELECT pid FROM person WHERE email='sladestricklin@gmail.com'));</text:p>
          </table:table-cell>
          <table:table-cell table:formula="of:= CONCATENATE(&quot;INSERT INTO user_class (uid, cid) VALUES ((SELECT uid FROM user JOIN person ON user.pid = person.pid WHERE person.email='&quot;; [.C28]; &quot;'), (SELECT cid FROM class WHERE name='members'));&quot;)" office:value-type="string" office:string-value="INSERT INTO user_class (uid, cid) VALUES ((SELECT uid FROM user JOIN person ON user.pid = person.pid WHERE person.email='sladestricklin@gmail.com'), (SELECT cid FROM class WHERE name='members'));">
            <text:p>INSERT INTO user_class (uid, cid) VALUES ((SELECT uid FROM user JOIN person ON user.pid = person.pid WHERE person.email='sladestricklin@gmail.com'), (SELECT cid FROM class WHERE name='members'));</text:p>
          </table:table-cell>
        </table:table-row>
        <table:table-row table:style-name="ro2">
          <table:table-cell office:value-type="string">
            <text:p>Steven Sutton</text:p>
          </table:table-cell>
          <table:table-cell office:value-type="string">
            <text:p>steamboat</text:p>
          </table:table-cell>
          <table:table-cell office:value-type="string">
            <text:p>ssutton4455@gmail.com</text:p>
          </table:table-cell>
          <table:table-cell table:formula="of:=  CONCATENATE(&quot;INSERT INTO person (name, email, number) VALUES ('&quot;; [.A29];&quot;', '&quot;; [.C29]; &quot;', null);&quot;)" office:value-type="string" office:string-value="INSERT INTO person (name, email, number) VALUES ('Steven Sutton', 'ssutton4455@gmail.com', null);">
            <text:p>INSERT INTO person (name, email, number) VALUES ('Steven Sutton', 'ssutton4455@gmail.com', null);</text:p>
          </table:table-cell>
          <table:table-cell table:formula="of:=CONCATENATE(&quot;INSERT INTO user (login, pid) VALUES ('&quot;;[.B29];&quot;', (SELECT pid FROM person WHERE email='&quot;;[.C29];&quot;'));&quot;)" office:value-type="string" office:string-value="INSERT INTO user (login, pid) VALUES ('steamboat', (SELECT pid FROM person WHERE email='ssutton4455@gmail.com'));">
            <text:p>INSERT INTO user (login, pid) VALUES ('steamboat', (SELECT pid FROM person WHERE email='ssutton4455@gmail.com'));</text:p>
          </table:table-cell>
          <table:table-cell table:formula="of:= CONCATENATE(&quot;INSERT INTO user_class (uid, cid) VALUES ((SELECT uid FROM user JOIN person ON user.pid = person.pid WHERE person.email='&quot;; [.C29]; &quot;'), (SELECT cid FROM class WHERE name='members'));&quot;)" office:value-type="string" office:string-value="INSERT INTO user_class (uid, cid) VALUES ((SELECT uid FROM user JOIN person ON user.pid = person.pid WHERE person.email='ssutton4455@gmail.com'), (SELECT cid FROM class WHERE name='members'));">
            <text:p>INSERT INTO user_class (uid, cid) VALUES ((SELECT uid FROM user JOIN person ON user.pid = person.pid WHERE person.email='ssutton4455@gmail.com'), (SELECT cid FROM class WHERE name='members'));</text:p>
          </table:table-cell>
        </table:table-row>
        <table:table-row table:style-name="ro1">
          <table:table-cell office:value-type="string">
            <text:p>Wallace Murphy</text:p>
          </table:table-cell>
          <table:table-cell office:value-type="string">
            <text:p>wallace.murphy</text:p>
          </table:table-cell>
          <table:table-cell office:value-type="string">
            <text:p>myonen.mc.ca@gmail.com</text:p>
          </table:table-cell>
          <table:table-cell table:formula="of:=  CONCATENATE(&quot;INSERT INTO person (name, email, number) VALUES ('&quot;; [.A30];&quot;', '&quot;; [.C30]; &quot;', null);&quot;)" office:value-type="string" office:string-value="INSERT INTO person (name, email, number) VALUES ('Wallace Murphy', 'myonen.mc.ca@gmail.com', null);">
            <text:p>INSERT INTO person (name, email, number) VALUES ('Wallace Murphy', 'myonen.mc.ca@gmail.com', null);</text:p>
          </table:table-cell>
          <table:table-cell table:formula="of:=CONCATENATE(&quot;INSERT INTO user (login, pid) VALUES ('&quot;;[.B30];&quot;', (SELECT pid FROM person WHERE email='&quot;;[.C30];&quot;'));&quot;)" office:value-type="string" office:string-value="INSERT INTO user (login, pid) VALUES ('wallace.murphy', (SELECT pid FROM person WHERE email='myonen.mc.ca@gmail.com'));">
            <text:p>INSERT INTO user (login, pid) VALUES ('wallace.murphy', (SELECT pid FROM person WHERE email='myonen.mc.ca@gmail.com'));</text:p>
          </table:table-cell>
          <table:table-cell table:formula="of:= CONCATENATE(&quot;INSERT INTO user_class (uid, cid) VALUES ((SELECT uid FROM user JOIN person ON user.pid = person.pid WHERE person.email='&quot;; [.C30]; &quot;'), (SELECT cid FROM class WHERE name='members'));&quot;)" office:value-type="string" office:string-value="INSERT INTO user_class (uid, cid) VALUES ((SELECT uid FROM user JOIN person ON user.pid = person.pid WHERE person.email='myonen.mc.ca@gmail.com'), (SELECT cid FROM class WHERE name='members'));">
            <text:p>INSERT INTO user_class (uid, cid) VALUES ((SELECT uid FROM user JOIN person ON user.pid = person.pid WHERE person.email='myonen.mc.ca@gmail.com'), (SELECT cid FROM class WHERE name='members'));</text:p>
          </table:table-cell>
        </table:table-row>
        <table:table-row table:style-name="ro1">
          <table:table-cell office:value-type="string">
            <text:p>Wayne Salhany</text:p>
          </table:table-cell>
          <table:table-cell office:value-type="string">
            <text:p>wayne.salhany</text:p>
          </table:table-cell>
          <table:table-cell office:value-type="string">
            <text:p>waynesalhany@cythink.com</text:p>
          </table:table-cell>
          <table:table-cell table:formula="of:=  CONCATENATE(&quot;INSERT INTO person (name, email, number) VALUES ('&quot;; [.A31];&quot;', '&quot;; [.C31]; &quot;', null);&quot;)" office:value-type="string" office:string-value="INSERT INTO person (name, email, number) VALUES ('Wayne Salhany', 'waynesalhany@cythink.com', null);">
            <text:p>INSERT INTO person (name, email, number) VALUES ('Wayne Salhany', 'waynesalhany@cythink.com', null);</text:p>
          </table:table-cell>
          <table:table-cell table:formula="of:=CONCATENATE(&quot;INSERT INTO user (login, pid) VALUES ('&quot;;[.B31];&quot;', (SELECT pid FROM person WHERE email='&quot;;[.C31];&quot;'));&quot;)" office:value-type="string" office:string-value="INSERT INTO user (login, pid) VALUES ('wayne.salhany', (SELECT pid FROM person WHERE email='waynesalhany@cythink.com'));">
            <text:p>INSERT INTO user (login, pid) VALUES ('wayne.salhany', (SELECT pid FROM person WHERE email='waynesalhany@cythink.com'));</text:p>
          </table:table-cell>
          <table:table-cell table:formula="of:= CONCATENATE(&quot;INSERT INTO user_class (uid, cid) VALUES ((SELECT uid FROM user JOIN person ON user.pid = person.pid WHERE person.email='&quot;; [.C31]; &quot;'), (SELECT cid FROM class WHERE name='members'));&quot;)" office:value-type="string" office:string-value="INSERT INTO user_class (uid, cid) VALUES ((SELECT uid FROM user JOIN person ON user.pid = person.pid WHERE person.email='waynesalhany@cythink.com'), (SELECT cid FROM class WHERE name='members'));">
            <text:p>INSERT INTO user_class (uid, cid) VALUES ((SELECT uid FROM user JOIN person ON user.pid = person.pid WHERE person.email='waynesalhany@cythink.com'), (SELECT cid FROM class WHERE name='members'));</text:p>
          </table:table-cell>
        </table:table-row>
        <table:table-row table:style-name="ro1">
          <table:table-cell office:value-type="string">
            <text:p>Zachary Alig</text:p>
          </table:table-cell>
          <table:table-cell office:value-type="string">
            <text:p>zach.alig</text:p>
          </table:table-cell>
          <table:table-cell office:value-type="string">
            <text:p>zachalig@gmail.com</text:p>
          </table:table-cell>
          <table:table-cell table:formula="of:=  CONCATENATE(&quot;INSERT INTO person (name, email, number) VALUES ('&quot;; [.A32];&quot;', '&quot;; [.C32]; &quot;', null);&quot;)" office:value-type="string" office:string-value="INSERT INTO person (name, email, number) VALUES ('Zachary Alig', 'zachalig@gmail.com', null);">
            <text:p>INSERT INTO person (name, email, number) VALUES ('Zachary Alig', 'zachalig@gmail.com', null);</text:p>
          </table:table-cell>
          <table:table-cell table:formula="of:=CONCATENATE(&quot;INSERT INTO user (login, pid) VALUES ('&quot;;[.B32];&quot;', (SELECT pid FROM person WHERE email='&quot;;[.C32];&quot;'));&quot;)" office:value-type="string" office:string-value="INSERT INTO user (login, pid) VALUES ('zach.alig', (SELECT pid FROM person WHERE email='zachalig@gmail.com'));">
            <text:p>INSERT INTO user (login, pid) VALUES ('zach.alig', (SELECT pid FROM person WHERE email='zachalig@gmail.com'));</text:p>
          </table:table-cell>
          <table:table-cell table:formula="of:= CONCATENATE(&quot;INSERT INTO user_class (uid, cid) VALUES ((SELECT uid FROM user JOIN person ON user.pid = person.pid WHERE person.email='&quot;; [.C32]; &quot;'), (SELECT cid FROM class WHERE name='members'));&quot;)" office:value-type="string" office:string-value="INSERT INTO user_class (uid, cid) VALUES ((SELECT uid FROM user JOIN person ON user.pid = person.pid WHERE person.email='zachalig@gmail.com'), (SELECT cid FROM class WHERE name='members'));">
            <text:p>INSERT INTO user_class (uid, cid) VALUES ((SELECT uid FROM user JOIN person ON user.pid = person.pid WHERE person.email='zachalig@gmail.com'), (SELECT cid FROM class WHERE name='members'));</text:p>
          </table:table-cell>
        </table:table-row>
        <table:table-row table:style-name="ro2" table:number-rows-repeated="1048543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6" table:number-columns-repeated="3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table:number-columns-repeated="6"/>
        </table:table-row>
        <table:table-row table:style-name="ro1">
          <table:table-cell office:value-type="string">
            <text:p>0001110497</text:p>
          </table:table-cell>
          <table:table-cell office:value-type="string">
            <text:p>016</text:p>
          </table:table-cell>
          <table:table-cell office:value-type="string">
            <text:p>61921</text:p>
          </table:table-cell>
          <table:table-cell office:value-type="string">
            <text:p>quadmasta@hotmail.com</text:p>
          </table:table-cell>
          <table:table-cell table:formula="of:= CONCATENATE(&quot;INSERT INTO token (active, engraving, locationid, tokenid) VALUES (true, '&quot;; [.A2]; &quot;', '&quot;; [.B2]; &quot;', '&quot;; [.C2]; &quot;');&quot;)" office:value-type="string" office:string-value="INSERT INTO token (active, engraving, locationid, tokenid) VALUES (true, '0001110497', '016', '61921');">
            <text:p>INSERT INTO token (active, engraving, locationid, tokenid) VALUES (true, '0001110497', '016', '61921');</text:p>
          </table:table-cell>
          <table:table-cell table:formula="of:= CONCATENATE(&quot;INSERT INTO user_token (uid, tid) VALUES ((SELECT uid FROM user JOIN person ON user.pid = person.pid WHERE person.email='&quot;; [.D2]; &quot;'), (SELECT tid FROM token WHERE tokenid='&quot;; [.C2]; &quot;'));&quot;)" office:value-type="string" office:string-value="INSERT INTO user_token (uid, tid) VALUES ((SELECT uid FROM user JOIN person ON user.pid = person.pid WHERE person.email='quadmasta@hotmail.com'), (SELECT tid FROM token WHERE tokenid='61921'));">
            <text:p>INSERT INTO user_token (uid, tid) VALUES ((SELECT uid FROM user JOIN person ON user.pid = person.pid WHERE person.email='quadmasta@hotmail.com'), (SELECT tid FROM token WHERE tokenid='61921'));</text:p>
          </table:table-cell>
        </table:table-row>
        <table:table-row table:style-name="ro1">
          <table:table-cell office:value-type="string">
            <text:p>0001115701</text:p>
          </table:table-cell>
          <table:table-cell office:value-type="string">
            <text:p>017</text:p>
          </table:table-cell>
          <table:table-cell office:value-type="string">
            <text:p>01589</text:p>
          </table:table-cell>
          <table:table-cell office:value-type="string">
            <text:p>vigor.rigor.igor@gmail.com</text:p>
          </table:table-cell>
          <table:table-cell table:formula="of:= CONCATENATE(&quot;INSERT INTO token (active, engraving, locationid, tokenid) VALUES (true, '&quot;; [.A3]; &quot;', '&quot;; [.B3]; &quot;', '&quot;; [.C3]; &quot;');&quot;)" office:value-type="string" office:string-value="INSERT INTO token (active, engraving, locationid, tokenid) VALUES (true, '0001115701', '017', '01589');">
            <text:p>INSERT INTO token (active, engraving, locationid, tokenid) VALUES (true, '0001115701', '017', '01589');</text:p>
          </table:table-cell>
          <table:table-cell table:formula="of:= CONCATENATE(&quot;INSERT INTO user_token (uid, tid) VALUES ((SELECT uid FROM user JOIN person ON user.pid = person.pid WHERE person.email='&quot;; [.D3]; &quot;'), (SELECT tid FROM token WHERE tokenid='&quot;; [.C3]; &quot;'));&quot;)" office:value-type="string" office:string-value="INSERT INTO user_token (uid, tid) VALUES ((SELECT uid FROM user JOIN person ON user.pid = person.pid WHERE person.email='vigor.rigor.igor@gmail.com'), (SELECT tid FROM token WHERE tokenid='01589'));">
            <text:p>INSERT INTO user_token (uid, tid) VALUES ((SELECT uid FROM user JOIN person ON user.pid = person.pid WHERE person.email='vigor.rigor.igor@gmail.com'), (SELECT tid FROM token WHERE tokenid='01589'));</text:p>
          </table:table-cell>
        </table:table-row>
        <table:table-row table:style-name="ro1">
          <table:table-cell office:value-type="string">
            <text:p>0001112357</text:p>
          </table:table-cell>
          <table:table-cell office:value-type="string">
            <text:p>016</text:p>
          </table:table-cell>
          <table:table-cell office:value-type="string">
            <text:p>63781</text:p>
          </table:table-cell>
          <table:table-cell office:value-type="string">
            <text:p>emptyset@gmail.com</text:p>
          </table:table-cell>
          <table:table-cell table:formula="of:= CONCATENATE(&quot;INSERT INTO token (active, engraving, locationid, tokenid) VALUES (true, '&quot;; [.A4]; &quot;', '&quot;; [.B4]; &quot;', '&quot;; [.C4]; &quot;');&quot;)" office:value-type="string" office:string-value="INSERT INTO token (active, engraving, locationid, tokenid) VALUES (true, '0001112357', '016', '63781');">
            <text:p>INSERT INTO token (active, engraving, locationid, tokenid) VALUES (true, '0001112357', '016', '63781');</text:p>
          </table:table-cell>
          <table:table-cell table:formula="of:= CONCATENATE(&quot;INSERT INTO user_token (uid, tid) VALUES ((SELECT uid FROM user JOIN person ON user.pid = person.pid WHERE person.email='&quot;; [.D4]; &quot;'), (SELECT tid FROM token WHERE tokenid='&quot;; [.C4]; &quot;'));&quot;)" office:value-type="string" office:string-value="INSERT INTO user_token (uid, tid) VALUES ((SELECT uid FROM user JOIN person ON user.pid = person.pid WHERE person.email='emptyset@gmail.com'), (SELECT tid FROM token WHERE tokenid='63781'));">
            <text:p>INSERT INTO user_token (uid, tid) VALUES ((SELECT uid FROM user JOIN person ON user.pid = person.pid WHERE person.email='emptyset@gmail.com'), (SELECT tid FROM token WHERE tokenid='63781'));</text:p>
          </table:table-cell>
        </table:table-row>
        <table:table-row table:style-name="ro1">
          <table:table-cell office:value-type="string">
            <text:p>null</text:p>
          </table:table-cell>
          <table:table-cell office:value-type="string">
            <text:p>037</text:p>
          </table:table-cell>
          <table:table-cell office:value-type="string">
            <text:p>55267</text:p>
          </table:table-cell>
          <table:table-cell office:value-type="string">
            <text:p>myonen.mc.ca@gmail.com</text:p>
          </table:table-cell>
          <table:table-cell table:formula="of:= CONCATENATE(&quot;INSERT INTO token (active, engraving, locationid, tokenid) VALUES (true, null, '&quot;; [.B5]; &quot;', '&quot;; [.C5]; &quot;');&quot;)" office:value-type="string" office:string-value="INSERT INTO token (active, engraving, locationid, tokenid) VALUES (true, null, '037', '55267');">
            <text:p>INSERT INTO token (active, engraving, locationid, tokenid) VALUES (true, null, '037', '55267');</text:p>
          </table:table-cell>
          <table:table-cell table:formula="of:= CONCATENATE(&quot;INSERT INTO user_token (uid, tid) VALUES ((SELECT uid FROM user JOIN person ON user.pid = person.pid WHERE person.email='&quot;; [.D5]; &quot;'), (SELECT tid FROM token WHERE tokenid='&quot;; [.C5]; &quot;'));&quot;)" office:value-type="string" office:string-value="INSERT INTO user_token (uid, tid) VALUES ((SELECT uid FROM user JOIN person ON user.pid = person.pid WHERE person.email='myonen.mc.ca@gmail.com'), (SELECT tid FROM token WHERE tokenid='55267'));">
            <text:p>INSERT INTO user_token (uid, tid) VALUES ((SELECT uid FROM user JOIN person ON user.pid = person.pid WHERE person.email='myonen.mc.ca@gmail.com'), (SELECT tid FROM token WHERE tokenid='55267'));</text:p>
          </table:table-cell>
        </table:table-row>
        <table:table-row table:style-name="ro1">
          <table:table-cell office:value-type="string">
            <text:p>0001108877</text:p>
          </table:table-cell>
          <table:table-cell office:value-type="string">
            <text:p>016</text:p>
          </table:table-cell>
          <table:table-cell office:value-type="string">
            <text:p>60301</text:p>
          </table:table-cell>
          <table:table-cell office:value-type="string">
            <text:p>scott.mcgraw@gatech.edu</text:p>
          </table:table-cell>
          <table:table-cell table:formula="of:= CONCATENATE(&quot;INSERT INTO token (active, engraving, locationid, tokenid) VALUES (true, '&quot;; [.A6]; &quot;', '&quot;; [.B6]; &quot;', '&quot;; [.C6]; &quot;');&quot;)" office:value-type="string" office:string-value="INSERT INTO token (active, engraving, locationid, tokenid) VALUES (true, '0001108877', '016', '60301');">
            <text:p>INSERT INTO token (active, engraving, locationid, tokenid) VALUES (true, '0001108877', '016', '60301');</text:p>
          </table:table-cell>
          <table:table-cell table:formula="of:= CONCATENATE(&quot;INSERT INTO user_token (uid, tid) VALUES ((SELECT uid FROM user JOIN person ON user.pid = person.pid WHERE person.email='&quot;; [.D6]; &quot;'), (SELECT tid FROM token WHERE tokenid='&quot;; [.C6]; &quot;'));&quot;)" office:value-type="string" office:string-value="INSERT INTO user_token (uid, tid) VALUES ((SELECT uid FROM user JOIN person ON user.pid = person.pid WHERE person.email='scott.mcgraw@gatech.edu'), (SELECT tid FROM token WHERE tokenid='60301'));">
            <text:p>INSERT INTO user_token (uid, tid) VALUES ((SELECT uid FROM user JOIN person ON user.pid = person.pid WHERE person.email='scott.mcgraw@gatech.edu'), (SELECT tid FROM token WHERE tokenid='60301'));</text:p>
          </table:table-cell>
        </table:table-row>
        <table:table-row table:style-name="ro1">
          <table:table-cell office:value-type="string">
            <text:p>0001112766</text:p>
          </table:table-cell>
          <table:table-cell office:value-type="string">
            <text:p>016</text:p>
          </table:table-cell>
          <table:table-cell office:value-type="string">
            <text:p>64190</text:p>
          </table:table-cell>
          <table:table-cell office:value-type="string">
            <text:p>paul@firnschild.com</text:p>
          </table:table-cell>
          <table:table-cell table:formula="of:= CONCATENATE(&quot;INSERT INTO token (active, engraving, locationid, tokenid) VALUES (true, '&quot;; [.A7]; &quot;', '&quot;; [.B7]; &quot;', '&quot;; [.C7]; &quot;');&quot;)" office:value-type="string" office:string-value="INSERT INTO token (active, engraving, locationid, tokenid) VALUES (true, '0001112766', '016', '64190');">
            <text:p>INSERT INTO token (active, engraving, locationid, tokenid) VALUES (true, '0001112766', '016', '64190');</text:p>
          </table:table-cell>
          <table:table-cell table:formula="of:= CONCATENATE(&quot;INSERT INTO user_token (uid, tid) VALUES ((SELECT uid FROM user JOIN person ON user.pid = person.pid WHERE person.email='&quot;; [.D7]; &quot;'), (SELECT tid FROM token WHERE tokenid='&quot;; [.C7]; &quot;'));&quot;)" office:value-type="string" office:string-value="INSERT INTO user_token (uid, tid) VALUES ((SELECT uid FROM user JOIN person ON user.pid = person.pid WHERE person.email='paul@firnschild.com'), (SELECT tid FROM token WHERE tokenid='64190'));">
            <text:p>INSERT INTO user_token (uid, tid) VALUES ((SELECT uid FROM user JOIN person ON user.pid = person.pid WHERE person.email='paul@firnschild.com'), (SELECT tid FROM token WHERE tokenid='64190'));</text:p>
          </table:table-cell>
        </table:table-row>
        <table:table-row table:style-name="ro1">
          <table:table-cell office:value-type="string">
            <text:p>0001117440</text:p>
          </table:table-cell>
          <table:table-cell office:value-type="string">
            <text:p>017</text:p>
          </table:table-cell>
          <table:table-cell office:value-type="string">
            <text:p>03328</text:p>
          </table:table-cell>
          <table:table-cell office:value-type="string">
            <text:p>waynesalhany@cythink.com</text:p>
          </table:table-cell>
          <table:table-cell table:formula="of:= CONCATENATE(&quot;INSERT INTO token (active, engraving, locationid, tokenid) VALUES (true, '&quot;; [.A8]; &quot;', '&quot;; [.B8]; &quot;', '&quot;; [.C8]; &quot;');&quot;)" office:value-type="string" office:string-value="INSERT INTO token (active, engraving, locationid, tokenid) VALUES (true, '0001117440', '017', '03328');">
            <text:p>INSERT INTO token (active, engraving, locationid, tokenid) VALUES (true, '0001117440', '017', '03328');</text:p>
          </table:table-cell>
          <table:table-cell table:formula="of:= CONCATENATE(&quot;INSERT INTO user_token (uid, tid) VALUES ((SELECT uid FROM user JOIN person ON user.pid = person.pid WHERE person.email='&quot;; [.D8]; &quot;'), (SELECT tid FROM token WHERE tokenid='&quot;; [.C8]; &quot;'));&quot;)" office:value-type="string" office:string-value="INSERT INTO user_token (uid, tid) VALUES ((SELECT uid FROM user JOIN person ON user.pid = person.pid WHERE person.email='waynesalhany@cythink.com'), (SELECT tid FROM token WHERE tokenid='03328'));">
            <text:p>INSERT INTO user_token (uid, tid) VALUES ((SELECT uid FROM user JOIN person ON user.pid = person.pid WHERE person.email='waynesalhany@cythink.com'), (SELECT tid FROM token WHERE tokenid='03328'));</text:p>
          </table:table-cell>
        </table:table-row>
        <table:table-row table:style-name="ro2">
          <table:table-cell office:value-type="string">
            <text:p>0001107321</text:p>
          </table:table-cell>
          <table:table-cell office:value-type="string">
            <text:p>016</text:p>
          </table:table-cell>
          <table:table-cell office:value-type="string">
            <text:p>58745</text:p>
          </table:table-cell>
          <table:table-cell office:value-type="string">
            <text:p>pacsman2005@gmail.com</text:p>
          </table:table-cell>
          <table:table-cell table:formula="of:= CONCATENATE(&quot;INSERT INTO token (active, engraving, locationid, tokenid) VALUES (true, '&quot;; [.A9]; &quot;', '&quot;; [.B9]; &quot;', '&quot;; [.C9]; &quot;');&quot;)" office:value-type="string" office:string-value="INSERT INTO token (active, engraving, locationid, tokenid) VALUES (true, '0001107321', '016', '58745');">
            <text:p>INSERT INTO token (active, engraving, locationid, tokenid) VALUES (true, '0001107321', '016', '58745');</text:p>
          </table:table-cell>
          <table:table-cell table:formula="of:= CONCATENATE(&quot;INSERT INTO user_token (uid, tid) VALUES ((SELECT uid FROM user JOIN person ON user.pid = person.pid WHERE person.email='&quot;; [.D9]; &quot;'), (SELECT tid FROM token WHERE tokenid='&quot;; [.C9]; &quot;'));&quot;)" office:value-type="string" office:string-value="INSERT INTO user_token (uid, tid) VALUES ((SELECT uid FROM user JOIN person ON user.pid = person.pid WHERE person.email='pacsman2005@gmail.com'), (SELECT tid FROM token WHERE tokenid='58745'));">
            <text:p>INSERT INTO user_token (uid, tid) VALUES ((SELECT uid FROM user JOIN person ON user.pid = person.pid WHERE person.email='pacsman2005@gmail.com'), (SELECT tid FROM token WHERE tokenid='58745'));</text:p>
          </table:table-cell>
        </table:table-row>
        <table:table-row table:style-name="ro1">
          <table:table-cell office:value-type="string">
            <text:p>0001118667</text:p>
          </table:table-cell>
          <table:table-cell office:value-type="string">
            <text:p>017</text:p>
          </table:table-cell>
          <table:table-cell office:value-type="string">
            <text:p>04555</text:p>
          </table:table-cell>
          <table:table-cell office:value-type="string">
            <text:p>npcomp@npcomp.net</text:p>
          </table:table-cell>
          <table:table-cell table:formula="of:= CONCATENATE(&quot;INSERT INTO token (active, engraving, locationid, tokenid) VALUES (true, '&quot;; [.A10]; &quot;', '&quot;; [.B10]; &quot;', '&quot;; [.C10]; &quot;');&quot;)" office:value-type="string" office:string-value="INSERT INTO token (active, engraving, locationid, tokenid) VALUES (true, '0001118667', '017', '04555');">
            <text:p>INSERT INTO token (active, engraving, locationid, tokenid) VALUES (true, '0001118667', '017', '04555');</text:p>
          </table:table-cell>
          <table:table-cell table:formula="of:= CONCATENATE(&quot;INSERT INTO user_token (uid, tid) VALUES ((SELECT uid FROM user JOIN person ON user.pid = person.pid WHERE person.email='&quot;; [.D10]; &quot;'), (SELECT tid FROM token WHERE tokenid='&quot;; [.C10]; &quot;'));&quot;)" office:value-type="string" office:string-value="INSERT INTO user_token (uid, tid) VALUES ((SELECT uid FROM user JOIN person ON user.pid = person.pid WHERE person.email='npcomp@npcomp.net'), (SELECT tid FROM token WHERE tokenid='04555'));">
            <text:p>INSERT INTO user_token (uid, tid) VALUES ((SELECT uid FROM user JOIN person ON user.pid = person.pid WHERE person.email='npcomp@npcomp.net'), (SELECT tid FROM token WHERE tokenid='04555'));</text:p>
          </table:table-cell>
        </table:table-row>
        <table:table-row table:style-name="ro1">
          <table:table-cell office:value-type="string">
            <text:p>0001115132</text:p>
          </table:table-cell>
          <table:table-cell office:value-type="string">
            <text:p>017</text:p>
          </table:table-cell>
          <table:table-cell office:value-type="string">
            <text:p>01020</text:p>
          </table:table-cell>
          <table:table-cell office:value-type="string">
            <text:p>seanfkennedy@gmail.com</text:p>
          </table:table-cell>
          <table:table-cell table:formula="of:= CONCATENATE(&quot;INSERT INTO token (active, engraving, locationid, tokenid) VALUES (true, '&quot;; [.A11]; &quot;', '&quot;; [.B11]; &quot;', '&quot;; [.C11]; &quot;');&quot;)" office:value-type="string" office:string-value="INSERT INTO token (active, engraving, locationid, tokenid) VALUES (true, '0001115132', '017', '01020');">
            <text:p>INSERT INTO token (active, engraving, locationid, tokenid) VALUES (true, '0001115132', '017', '01020');</text:p>
          </table:table-cell>
          <table:table-cell table:formula="of:= CONCATENATE(&quot;INSERT INTO user_token (uid, tid) VALUES ((SELECT uid FROM user JOIN person ON user.pid = person.pid WHERE person.email='&quot;; [.D11]; &quot;'), (SELECT tid FROM token WHERE tokenid='&quot;; [.C11]; &quot;'));&quot;)" office:value-type="string" office:string-value="INSERT INTO user_token (uid, tid) VALUES ((SELECT uid FROM user JOIN person ON user.pid = person.pid WHERE person.email='seanfkennedy@gmail.com'), (SELECT tid FROM token WHERE tokenid='01020'));">
            <text:p>INSERT INTO user_token (uid, tid) VALUES ((SELECT uid FROM user JOIN person ON user.pid = person.pid WHERE person.email='seanfkennedy@gmail.com'), (SELECT tid FROM token WHERE tokenid='01020'));</text:p>
          </table:table-cell>
        </table:table-row>
        <table:table-row table:style-name="ro1">
          <table:table-cell office:value-type="string">
            <text:p>0001115485</text:p>
          </table:table-cell>
          <table:table-cell office:value-type="string">
            <text:p>017</text:p>
          </table:table-cell>
          <table:table-cell office:value-type="string">
            <text:p>01373</text:p>
          </table:table-cell>
          <table:table-cell office:value-type="string">
            <text:p>randy.farmer@gmail.com</text:p>
          </table:table-cell>
          <table:table-cell table:formula="of:= CONCATENATE(&quot;INSERT INTO token (active, engraving, locationid, tokenid) VALUES (true, '&quot;; [.A12]; &quot;', '&quot;; [.B12]; &quot;', '&quot;; [.C12]; &quot;');&quot;)" office:value-type="string" office:string-value="INSERT INTO token (active, engraving, locationid, tokenid) VALUES (true, '0001115485', '017', '01373');">
            <text:p>INSERT INTO token (active, engraving, locationid, tokenid) VALUES (true, '0001115485', '017', '01373');</text:p>
          </table:table-cell>
          <table:table-cell table:formula="of:= CONCATENATE(&quot;INSERT INTO user_token (uid, tid) VALUES ((SELECT uid FROM user JOIN person ON user.pid = person.pid WHERE person.email='&quot;; [.D12]; &quot;'), (SELECT tid FROM token WHERE tokenid='&quot;; [.C12]; &quot;'));&quot;)" office:value-type="string" office:string-value="INSERT INTO user_token (uid, tid) VALUES ((SELECT uid FROM user JOIN person ON user.pid = person.pid WHERE person.email='randy.farmer@gmail.com'), (SELECT tid FROM token WHERE tokenid='01373'));">
            <text:p>INSERT INTO user_token (uid, tid) VALUES ((SELECT uid FROM user JOIN person ON user.pid = person.pid WHERE person.email='randy.farmer@gmail.com'), (SELECT tid FROM token WHERE tokenid='01373'));</text:p>
          </table:table-cell>
        </table:table-row>
        <table:table-row table:style-name="ro1">
          <table:table-cell office:value-type="string">
            <text:p>0001116364</text:p>
          </table:table-cell>
          <table:table-cell office:value-type="string">
            <text:p>017</text:p>
          </table:table-cell>
          <table:table-cell office:value-type="string">
            <text:p>02252</text:p>
          </table:table-cell>
          <table:table-cell office:value-type="string">
            <text:p>ghostfreeman@gmail.com</text:p>
          </table:table-cell>
          <table:table-cell table:formula="of:= CONCATENATE(&quot;INSERT INTO token (active, engraving, locationid, tokenid) VALUES (true, '&quot;; [.A13]; &quot;', '&quot;; [.B13]; &quot;', '&quot;; [.C13]; &quot;');&quot;)" office:value-type="string" office:string-value="INSERT INTO token (active, engraving, locationid, tokenid) VALUES (true, '0001116364', '017', '02252');">
            <text:p>INSERT INTO token (active, engraving, locationid, tokenid) VALUES (true, '0001116364', '017', '02252');</text:p>
          </table:table-cell>
          <table:table-cell table:formula="of:= CONCATENATE(&quot;INSERT INTO user_token (uid, tid) VALUES ((SELECT uid FROM user JOIN person ON user.pid = person.pid WHERE person.email='&quot;; [.D13]; &quot;'), (SELECT tid FROM token WHERE tokenid='&quot;; [.C13]; &quot;'));&quot;)" office:value-type="string" office:string-value="INSERT INTO user_token (uid, tid) VALUES ((SELECT uid FROM user JOIN person ON user.pid = person.pid WHERE person.email='ghostfreeman@gmail.com'), (SELECT tid FROM token WHERE tokenid='02252'));">
            <text:p>INSERT INTO user_token (uid, tid) VALUES ((SELECT uid FROM user JOIN person ON user.pid = person.pid WHERE person.email='ghostfreeman@gmail.com'), (SELECT tid FROM token WHERE tokenid='02252'));</text:p>
          </table:table-cell>
        </table:table-row>
        <table:table-row table:style-name="ro1">
          <table:table-cell office:value-type="string">
            <text:p>0001109442</text:p>
          </table:table-cell>
          <table:table-cell office:value-type="string">
            <text:p>016</text:p>
          </table:table-cell>
          <table:table-cell office:value-type="string">
            <text:p>60866</text:p>
          </table:table-cell>
          <table:table-cell office:value-type="string">
            <text:p>ben_n_bradley@etcmail.com</text:p>
          </table:table-cell>
          <table:table-cell table:formula="of:= CONCATENATE(&quot;INSERT INTO token (active, engraving, locationid, tokenid) VALUES (true, '&quot;; [.A14]; &quot;', '&quot;; [.B14]; &quot;', '&quot;; [.C14]; &quot;');&quot;)" office:value-type="string" office:string-value="INSERT INTO token (active, engraving, locationid, tokenid) VALUES (true, '0001109442', '016', '60866');">
            <text:p>INSERT INTO token (active, engraving, locationid, tokenid) VALUES (true, '0001109442', '016', '60866');</text:p>
          </table:table-cell>
          <table:table-cell table:formula="of:= CONCATENATE(&quot;INSERT INTO user_token (uid, tid) VALUES ((SELECT uid FROM user JOIN person ON user.pid = person.pid WHERE person.email='&quot;; [.D14]; &quot;'), (SELECT tid FROM token WHERE tokenid='&quot;; [.C14]; &quot;'));&quot;)" office:value-type="string" office:string-value="INSERT INTO user_token (uid, tid) VALUES ((SELECT uid FROM user JOIN person ON user.pid = person.pid WHERE person.email='ben_n_bradley@etcmail.com'), (SELECT tid FROM token WHERE tokenid='60866'));">
            <text:p>INSERT INTO user_token (uid, tid) VALUES ((SELECT uid FROM user JOIN person ON user.pid = person.pid WHERE person.email='ben_n_bradley@etcmail.com'), (SELECT tid FROM token WHERE tokenid='60866'));</text:p>
          </table:table-cell>
        </table:table-row>
        <table:table-row table:style-name="ro1">
          <table:table-cell office:value-type="string">
            <text:p>0001117953</text:p>
          </table:table-cell>
          <table:table-cell office:value-type="string">
            <text:p>017</text:p>
          </table:table-cell>
          <table:table-cell office:value-type="string">
            <text:p>03841</text:p>
          </table:table-cell>
          <table:table-cell office:value-type="string">
            <text:p>dmm@yak.net</text:p>
          </table:table-cell>
          <table:table-cell table:formula="of:= CONCATENATE(&quot;INSERT INTO token (active, engraving, locationid, tokenid) VALUES (true, '&quot;; [.A15]; &quot;', '&quot;; [.B15]; &quot;', '&quot;; [.C15]; &quot;');&quot;)" office:value-type="string" office:string-value="INSERT INTO token (active, engraving, locationid, tokenid) VALUES (true, '0001117953', '017', '03841');">
            <text:p>INSERT INTO token (active, engraving, locationid, tokenid) VALUES (true, '0001117953', '017', '03841');</text:p>
          </table:table-cell>
          <table:table-cell table:formula="of:= CONCATENATE(&quot;INSERT INTO user_token (uid, tid) VALUES ((SELECT uid FROM user JOIN person ON user.pid = person.pid WHERE person.email='&quot;; [.D15]; &quot;'), (SELECT tid FROM token WHERE tokenid='&quot;; [.C15]; &quot;'));&quot;)" office:value-type="string" office:string-value="INSERT INTO user_token (uid, tid) VALUES ((SELECT uid FROM user JOIN person ON user.pid = person.pid WHERE person.email='dmm@yak.net'), (SELECT tid FROM token WHERE tokenid='03841'));">
            <text:p>INSERT INTO user_token (uid, tid) VALUES ((SELECT uid FROM user JOIN person ON user.pid = person.pid WHERE person.email='dmm@yak.net'), (SELECT tid FROM token WHERE tokenid='03841'));</text:p>
          </table:table-cell>
        </table:table-row>
        <table:table-row table:style-name="ro1">
          <table:table-cell office:value-type="string">
            <text:p>0001108324</text:p>
          </table:table-cell>
          <table:table-cell office:value-type="string">
            <text:p>016</text:p>
          </table:table-cell>
          <table:table-cell office:value-type="string">
            <text:p>59748</text:p>
          </table:table-cell>
          <table:table-cell office:value-type="string">
            <text:p>ghost@uxch.com</text:p>
          </table:table-cell>
          <table:table-cell table:formula="of:= CONCATENATE(&quot;INSERT INTO token (active, engraving, locationid, tokenid) VALUES (true, '&quot;; [.A16]; &quot;', '&quot;; [.B16]; &quot;', '&quot;; [.C16]; &quot;');&quot;)" office:value-type="string" office:string-value="INSERT INTO token (active, engraving, locationid, tokenid) VALUES (true, '0001108324', '016', '59748');">
            <text:p>INSERT INTO token (active, engraving, locationid, tokenid) VALUES (true, '0001108324', '016', '59748');</text:p>
          </table:table-cell>
          <table:table-cell table:formula="of:= CONCATENATE(&quot;INSERT INTO user_token (uid, tid) VALUES ((SELECT uid FROM user JOIN person ON user.pid = person.pid WHERE person.email='&quot;; [.D16]; &quot;'), (SELECT tid FROM token WHERE tokenid='&quot;; [.C16]; &quot;'));&quot;)" office:value-type="string" office:string-value="INSERT INTO user_token (uid, tid) VALUES ((SELECT uid FROM user JOIN person ON user.pid = person.pid WHERE person.email='ghost@uxch.com'), (SELECT tid FROM token WHERE tokenid='59748'));">
            <text:p>INSERT INTO user_token (uid, tid) VALUES ((SELECT uid FROM user JOIN person ON user.pid = person.pid WHERE person.email='ghost@uxch.com'), (SELECT tid FROM token WHERE tokenid='59748'));</text:p>
          </table:table-cell>
        </table:table-row>
        <table:table-row table:style-name="ro2">
          <table:table-cell office:value-type="string">
            <text:p>0001111268</text:p>
          </table:table-cell>
          <table:table-cell office:value-type="string">
            <text:p>016</text:p>
          </table:table-cell>
          <table:table-cell office:value-type="string">
            <text:p>62692</text:p>
          </table:table-cell>
          <table:table-cell office:value-type="string">
            <text:p>ssutton4455@gmail.com</text:p>
          </table:table-cell>
          <table:table-cell table:formula="of:= CONCATENATE(&quot;INSERT INTO token (active, engraving, locationid, tokenid) VALUES (true, '&quot;; [.A17]; &quot;', '&quot;; [.B17]; &quot;', '&quot;; [.C17]; &quot;');&quot;)" office:value-type="string" office:string-value="INSERT INTO token (active, engraving, locationid, tokenid) VALUES (true, '0001111268', '016', '62692');">
            <text:p>INSERT INTO token (active, engraving, locationid, tokenid) VALUES (true, '0001111268', '016', '62692');</text:p>
          </table:table-cell>
          <table:table-cell table:formula="of:= CONCATENATE(&quot;INSERT INTO user_token (uid, tid) VALUES ((SELECT uid FROM user JOIN person ON user.pid = person.pid WHERE person.email='&quot;; [.D17]; &quot;'), (SELECT tid FROM token WHERE tokenid='&quot;; [.C17]; &quot;'));&quot;)" office:value-type="string" office:string-value="INSERT INTO user_token (uid, tid) VALUES ((SELECT uid FROM user JOIN person ON user.pid = person.pid WHERE person.email='ssutton4455@gmail.com'), (SELECT tid FROM token WHERE tokenid='62692'));">
            <text:p>INSERT INTO user_token (uid, tid) VALUES ((SELECT uid FROM user JOIN person ON user.pid = person.pid WHERE person.email='ssutton4455@gmail.com'), (SELECT tid FROM token WHERE tokenid='62692'));</text:p>
          </table:table-cell>
        </table:table-row>
        <table:table-row table:style-name="ro1">
          <table:table-cell office:value-type="string">
            <text:p>0001111023</text:p>
          </table:table-cell>
          <table:table-cell office:value-type="string">
            <text:p>016</text:p>
          </table:table-cell>
          <table:table-cell office:value-type="string">
            <text:p>62447</text:p>
          </table:table-cell>
          <table:table-cell office:value-type="string">
            <text:p>nullset@gmail.com</text:p>
          </table:table-cell>
          <table:table-cell table:formula="of:= CONCATENATE(&quot;INSERT INTO token (active, engraving, locationid, tokenid) VALUES (false, '&quot;; [.A18]; &quot;', '&quot;; [.B18]; &quot;', '&quot;; [.C18]; &quot;');&quot;)" office:value-type="string" office:string-value="INSERT INTO token (active, engraving, locationid, tokenid) VALUES (false, '0001111023', '016', '62447');">
            <text:p>INSERT INTO token (active, engraving, locationid, tokenid) VALUES (false, '0001111023', '016', '62447');</text:p>
          </table:table-cell>
          <table:table-cell table:formula="of:= CONCATENATE(&quot;INSERT INTO user_token (uid, tid) VALUES ((SELECT uid FROM user JOIN person ON user.pid = person.pid WHERE person.email='&quot;; [.D18]; &quot;'), (SELECT tid FROM token WHERE tokenid='&quot;; [.C18]; &quot;'));&quot;)" office:value-type="string" office:string-value="INSERT INTO user_token (uid, tid) VALUES ((SELECT uid FROM user JOIN person ON user.pid = person.pid WHERE person.email='nullset@gmail.com'), (SELECT tid FROM token WHERE tokenid='62447'));">
            <text:p>INSERT INTO user_token (uid, tid) VALUES ((SELECT uid FROM user JOIN person ON user.pid = person.pid WHERE person.email='nullset@gmail.com'), (SELECT tid FROM token WHERE tokenid='62447'));</text:p>
          </table:table-cell>
        </table:table-row>
        <table:table-row table:style-name="ro1">
          <table:table-cell office:value-type="string">
            <text:p>0001112650</text:p>
          </table:table-cell>
          <table:table-cell office:value-type="string">
            <text:p>016</text:p>
          </table:table-cell>
          <table:table-cell office:value-type="string">
            <text:p>64074</text:p>
          </table:table-cell>
          <table:table-cell office:value-type="string">
            <text:p>fatpandasays@gmail.com</text:p>
          </table:table-cell>
          <table:table-cell table:formula="of:= CONCATENATE(&quot;INSERT INTO token (active, engraving, locationid, tokenid) VALUES (true, '&quot;; [.A19]; &quot;', '&quot;; [.B19]; &quot;', '&quot;; [.C19]; &quot;');&quot;)" office:value-type="string" office:string-value="INSERT INTO token (active, engraving, locationid, tokenid) VALUES (true, '0001112650', '016', '64074');">
            <text:p>INSERT INTO token (active, engraving, locationid, tokenid) VALUES (true, '0001112650', '016', '64074');</text:p>
          </table:table-cell>
          <table:table-cell table:formula="of:= CONCATENATE(&quot;INSERT INTO user_token (uid, tid) VALUES ((SELECT uid FROM user JOIN person ON user.pid = person.pid WHERE person.email='&quot;; [.D19]; &quot;'), (SELECT tid FROM token WHERE tokenid='&quot;; [.C19]; &quot;'));&quot;)" office:value-type="string" office:string-value="INSERT INTO user_token (uid, tid) VALUES ((SELECT uid FROM user JOIN person ON user.pid = person.pid WHERE person.email='fatpandasays@gmail.com'), (SELECT tid FROM token WHERE tokenid='64074'));">
            <text:p>INSERT INTO user_token (uid, tid) VALUES ((SELECT uid FROM user JOIN person ON user.pid = person.pid WHERE person.email='fatpandasays@gmail.com'), (SELECT tid FROM token WHERE tokenid='64074'));</text:p>
          </table:table-cell>
        </table:table-row>
        <table:table-row table:style-name="ro2" table:number-rows-repeated="1048556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UL </meta:initial-creator>
    <meta:creation-date>2012-12-18T13:07:29</meta:creation-date>
    <dc:date>2012-12-18T16:41:55</dc:date>
    <dc:creator>NUL </dc:creator>
    <meta:editing-duration>PT3H19M15S</meta:editing-duration>
    <meta:editing-cycles>2</meta:editing-cycles>
    <meta:generator>LibreOffice/3.5$Linux_X86_64 LibreOffice_project/350m1$Build-2</meta:generator>
    <meta:document-statistic meta:table-count="3" meta:cell-count="300" meta:object-count="0"/>
  </office:meta>
</office:document-meta>
</file>